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Rounded MT Bold" svg:font-family="'Arial Rounded MT Bold'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4.246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étrés">
      <style:table-properties table:display="true" style:writing-mode="lr-tb"/>
    </style:style>
    <number:number-style style:name="N8004" number:language="fr" number:country="FR">
      <number:number number:decimal-places="2" number:min-integer-digits="1" number:grouping="true"/>
    </number:number-style>
    <number:percentage-style style:name="N8011" number:language="fr" number:country="F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rotation-align="none"/>
    </style:style>
    <style:style style:name="ce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8004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3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8004">
      <style:table-cell-properties style:diagonal-bl-tr="none" style:diagonal-tl-br="none" style:rotation-align="none"/>
    </style:style>
    <style:style style:name="ce1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8004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21" style:family="table-cell" style:parent-style-name="Default" style:data-style-name="N8004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8004"/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8004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8004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28" style:family="table-cell" style:parent-style-name="Default" style:data-style-name="N800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étré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3" table:default-cell-style-name="Default"/>
        <table:table-column table:style-name="co4" table:default-cell-style-name="ce12"/>
        <table:table-column table:style-name="co5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20"/>
        <table:table-column table:style-name="co9" table:default-cell-style-name="Default"/>
        <table:table-column table:style-name="co10" table:default-cell-style-name="ce27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5"/>
          <table:table-cell table:style-name="ce9"/>
          <table:table-cell table:style-name="ce10" office:value-type="string" table:number-columns-spanned="3" table:number-rows-spanned="1">
            <text:p>Mur plein</text:p>
          </table:table-cell>
          <table:covered-table-cell table:style-name="ce14"/>
          <table:covered-table-cell table:style-name="ce18"/>
          <table:table-cell table:style-name="ce9"/>
          <table:table-cell table:style-name="ce10" office:value-type="string" table:number-columns-spanned="6" table:number-rows-spanned="1">
            <text:p>Surfaces ouvertures</text:p>
          </table:table-cell>
          <table:covered-table-cell table:number-columns-repeated="4" table:style-name="ce14"/>
          <table:covered-table-cell table:style-name="ce18"/>
          <table:table-cell table:style-name="ce9"/>
          <table:table-cell table:style-name="ce10" office:value-type="string">
            <text:p>Mur réel</text:p>
          </table:table-cell>
          <table:table-cell table:style-name="ce9" table:number-columns-repeated="1009"/>
        </table:table-row>
        <table:table-row table:style-name="ro2">
          <table:table-cell table:style-name="ce2"/>
          <table:table-cell table:style-name="ce6" office:value-type="string">
            <text:p>localisation</text:p>
          </table:table-cell>
          <table:table-cell/>
          <table:table-cell table:style-name="ce11" office:value-type="string">
            <text:p>longueur</text:p>
          </table:table-cell>
          <table:table-cell table:style-name="ce15" office:value-type="string">
            <text:p>hauteur moy</text:p>
          </table:table-cell>
          <table:table-cell table:style-name="ce19" office:value-type="string">
            <text:p>surface</text:p>
          </table:table-cell>
          <table:table-cell/>
          <table:table-cell table:style-name="ce11" office:value-type="string">
            <text:p>Porte</text:p>
          </table:table-cell>
          <table:table-cell table:style-name="ce15" office:value-type="string">
            <text:p>Menuiserie 1</text:p>
          </table:table-cell>
          <table:table-cell table:style-name="ce15" office:value-type="string">
            <text:p>Menuiserie 2</text:p>
          </table:table-cell>
          <table:table-cell table:style-name="ce15" office:value-type="string">
            <text:p>Menuiserie 3</text:p>
          </table:table-cell>
          <table:table-cell table:style-name="ce15" office:value-type="string">
            <text:p>Menuiserie 4</text:p>
          </table:table-cell>
          <table:table-cell table:style-name="ce19" office:value-type="string">
            <text:p>Surf tot Ouvertures</text:p>
          </table:table-cell>
          <table:table-cell/>
          <table:table-cell table:style-name="ce26" office:value-type="string">
            <text:p>surface mur-ouvertures</text:p>
          </table:table-cell>
          <table:table-cell table:number-columns-repeated="1009"/>
        </table:table-row>
        <table:table-row table:style-name="ro2">
          <table:table-cell office:value-type="string" table:number-columns-spanned="1" table:number-rows-spanned="3">
            <text:p>Garage</text:p>
          </table:table-cell>
          <table:table-cell office:value-type="string">
            <text:p>Mur Nord</text:p>
          </table:table-cell>
          <table:table-cell/>
          <table:table-cell office:value-type="float" office:value="7.3">
            <text:p>7,30</text:p>
          </table:table-cell>
          <table:table-cell office:value-type="float" office:value="2">
            <text:p>2,00</text:p>
          </table:table-cell>
          <table:table-cell table:formula="of:=[.D3]*[.E3]" office:value-type="float" office:value="14.6">
            <text:p>14,60</text:p>
          </table:table-cell>
          <table:table-cell table:number-columns-repeated="6"/>
          <table:table-cell/>
          <table:table-cell/>
          <table:table-cell table:formula="of:=[.F3]-[.M3]" office:value-type="float" office:value="14.6">
            <text:p>14,60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Est</text:p>
          </table:table-cell>
          <table:table-cell/>
          <table:table-cell office:value-type="float" office:value="4">
            <text:p>4,00</text:p>
          </table:table-cell>
          <table:table-cell office:value-type="float" office:value="2.6">
            <text:p>2,60</text:p>
          </table:table-cell>
          <table:table-cell table:formula="of:=[.D4]*[.E4]" office:value-type="float" office:value="10.4">
            <text:p>10,40</text:p>
          </table:table-cell>
          <table:table-cell/>
          <table:table-cell table:formula="of:=2.5*2.15" office:value-type="float" office:value="5.375">
            <text:p>5,38</text:p>
          </table:table-cell>
          <table:table-cell table:number-columns-repeated="4"/>
          <table:table-cell table:formula="of:=SUM([.H4:.L4])" office:value-type="float" office:value="5.375">
            <text:p>5,38</text:p>
          </table:table-cell>
          <table:table-cell/>
          <table:table-cell table:formula="of:=[.F4]-[.M4]" office:value-type="float" office:value="5.025">
            <text:p>5,03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Ouest</text:p>
          </table:table-cell>
          <table:table-cell/>
          <table:table-cell office:value-type="float" office:value="4">
            <text:p>4,00</text:p>
          </table:table-cell>
          <table:table-cell office:value-type="float" office:value="2.6">
            <text:p>2,60</text:p>
          </table:table-cell>
          <table:table-cell table:formula="of:=[.D5]*[.E5]" office:value-type="float" office:value="10.4">
            <text:p>10,40</text:p>
          </table:table-cell>
          <table:table-cell/>
          <table:table-cell table:formula="of:=0.9*2.15" office:value-type="float" office:value="1.935">
            <text:p>1,94</text:p>
          </table:table-cell>
          <table:table-cell table:number-columns-repeated="4"/>
          <table:table-cell table:formula="of:=SUM([.H5:.L5])" office:value-type="float" office:value="1.935">
            <text:p>1,94</text:p>
          </table:table-cell>
          <table:table-cell/>
          <table:table-cell table:formula="of:=[.F5]-[.M5]" office:value-type="float" office:value="8.465">
            <text:p>8,47</text:p>
          </table:table-cell>
          <table:table-cell table:number-columns-repeated="1009"/>
        </table:table-row>
        <table:table-row table:style-name="ro2">
          <table:table-cell office:value-type="string" table:number-columns-spanned="1" table:number-rows-spanned="8">
            <text:p>Maisons</text:p>
          </table:table-cell>
          <table:table-cell office:value-type="string">
            <text:p>Mur Nord</text:p>
          </table:table-cell>
          <table:table-cell/>
          <table:table-cell office:value-type="float" office:value="13.73">
            <text:p>13,73</text:p>
          </table:table-cell>
          <table:table-cell office:value-type="float" office:value="5.05">
            <text:p>5,05</text:p>
          </table:table-cell>
          <table:table-cell table:formula="of:=[.D6]*[.E6]" office:value-type="float" office:value="69.3365">
            <text:p>69,34</text:p>
          </table:table-cell>
          <table:table-cell table:number-columns-repeated="2"/>
          <table:table-cell table:formula="of:=4*0.95" office:value-type="float" office:value="3.8">
            <text:p>3,80</text:p>
          </table:table-cell>
          <table:table-cell table:formula="of:=0.8*0.95" office:value-type="float" office:value="0.76">
            <text:p>0,76</text:p>
          </table:table-cell>
          <table:table-cell table:number-columns-repeated="2"/>
          <table:table-cell table:formula="of:=SUM([.H6:.L6])" office:value-type="float" office:value="4.56">
            <text:p>4,56</text:p>
          </table:table-cell>
          <table:table-cell/>
          <table:table-cell table:formula="of:=[.F6]-[.M6]" office:value-type="float" office:value="64.7765">
            <text:p>64,78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Est</text:p>
          </table:table-cell>
          <table:table-cell/>
          <table:table-cell office:value-type="float" office:value="5.7">
            <text:p>5,70</text:p>
          </table:table-cell>
          <table:table-cell office:value-type="float" office:value="5.65">
            <text:p>5,65</text:p>
          </table:table-cell>
          <table:table-cell table:formula="of:=[.D7]*[.E7]" office:value-type="float" office:value="32.205">
            <text:p>32,21</text:p>
          </table:table-cell>
          <table:table-cell table:number-columns-repeated="2"/>
          <table:table-cell table:formula="of:=0.5*0.95" office:value-type="float" office:value="0.475">
            <text:p>0,48</text:p>
          </table:table-cell>
          <table:table-cell table:formula="of:=1.2*0.95" office:value-type="float" office:value="1.14">
            <text:p>1,14</text:p>
          </table:table-cell>
          <table:table-cell table:formula="of:=1.2*0.95" office:value-type="float" office:value="1.14">
            <text:p>1,14</text:p>
          </table:table-cell>
          <table:table-cell/>
          <table:table-cell table:formula="of:=SUM([.H7:.L7])" office:value-type="float" office:value="2.755">
            <text:p>2,76</text:p>
          </table:table-cell>
          <table:table-cell/>
          <table:table-cell table:formula="of:=[.F7]-[.M7]" office:value-type="float" office:value="29.45">
            <text:p>29,45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Est Sud</text:p>
          </table:table-cell>
          <table:table-cell/>
          <table:table-cell office:value-type="float" office:value="2.5">
            <text:p>2,50</text:p>
          </table:table-cell>
          <table:table-cell office:value-type="float" office:value="4.55">
            <text:p>4,55</text:p>
          </table:table-cell>
          <table:table-cell table:formula="of:=[.D8]*[.E8]" office:value-type="float" office:value="11.375">
            <text:p>11,38</text:p>
          </table:table-cell>
          <table:table-cell/>
          <table:table-cell table:formula="of:=1.1*2.25" office:value-type="float" office:value="2.475">
            <text:p>2,48</text:p>
          </table:table-cell>
          <table:table-cell table:number-columns-repeated="4"/>
          <table:table-cell table:formula="of:=SUM([.H8:.L8])" office:value-type="float" office:value="2.475">
            <text:p>2,48</text:p>
          </table:table-cell>
          <table:table-cell/>
          <table:table-cell table:formula="of:=[.F8]-[.M8]" office:value-type="float" office:value="8.9">
            <text:p>8,90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Ouest</text:p>
          </table:table-cell>
          <table:table-cell/>
          <table:table-cell office:value-type="float" office:value="5.7">
            <text:p>5,70</text:p>
          </table:table-cell>
          <table:table-cell office:value-type="float" office:value="5.65">
            <text:p>5,65</text:p>
          </table:table-cell>
          <table:table-cell table:formula="of:=[.D9]*[.E9]" office:value-type="float" office:value="32.205">
            <text:p>32,21</text:p>
          </table:table-cell>
          <table:table-cell table:number-columns-repeated="2"/>
          <table:table-cell table:formula="of:=0.5*0.95" office:value-type="float" office:value="0.475">
            <text:p>0,48</text:p>
          </table:table-cell>
          <table:table-cell table:formula="of:=1.2*0.95" office:value-type="float" office:value="1.14">
            <text:p>1,14</text:p>
          </table:table-cell>
          <table:table-cell table:formula="of:=1.2*0.95" office:value-type="float" office:value="1.14">
            <text:p>1,14</text:p>
          </table:table-cell>
          <table:table-cell table:formula="of:=1.2*2.15" office:value-type="float" office:value="2.58">
            <text:p>2,58</text:p>
          </table:table-cell>
          <table:table-cell table:formula="of:=SUM([.H9:.L9])" office:value-type="float" office:value="5.335">
            <text:p>5,34</text:p>
          </table:table-cell>
          <table:table-cell/>
          <table:table-cell table:formula="of:=[.F9]-[.M9]" office:value-type="float" office:value="26.87">
            <text:p>26,87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Ouest Sud</text:p>
          </table:table-cell>
          <table:table-cell/>
          <table:table-cell office:value-type="float" office:value="2.5">
            <text:p>2,50</text:p>
          </table:table-cell>
          <table:table-cell office:value-type="float" office:value="4.55">
            <text:p>4,55</text:p>
          </table:table-cell>
          <table:table-cell table:formula="of:=[.D10]*[.E10]" office:value-type="float" office:value="11.375">
            <text:p>11,38</text:p>
          </table:table-cell>
          <table:table-cell table:number-columns-repeated="2"/>
          <table:table-cell table:formula="of:=1.2*2.15" office:value-type="float" office:value="2.58">
            <text:p>2,58</text:p>
          </table:table-cell>
          <table:table-cell table:number-columns-repeated="3"/>
          <table:table-cell table:formula="of:=SUM([.H10:.L10])" office:value-type="float" office:value="2.58">
            <text:p>2,58</text:p>
          </table:table-cell>
          <table:table-cell/>
          <table:table-cell table:formula="of:=[.F10]-[.M10]" office:value-type="float" office:value="8.795">
            <text:p>8,80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Sud-Ouest</text:p>
          </table:table-cell>
          <table:table-cell/>
          <table:table-cell office:value-type="float" office:value="3.19">
            <text:p>3,19</text:p>
          </table:table-cell>
          <table:table-cell office:value-type="float" office:value="5.05">
            <text:p>5,05</text:p>
          </table:table-cell>
          <table:table-cell table:formula="of:=[.D11]*[.E11]" office:value-type="float" office:value="16.1095">
            <text:p>16,11</text:p>
          </table:table-cell>
          <table:table-cell table:number-columns-repeated="2"/>
          <table:table-cell table:formula="of:=1.5*2.15" office:value-type="float" office:value="3.225">
            <text:p>3,23</text:p>
          </table:table-cell>
          <table:table-cell table:formula="of:=1.5*0.95" office:value-type="float" office:value="1.425">
            <text:p>1,43</text:p>
          </table:table-cell>
          <table:table-cell table:number-columns-repeated="2"/>
          <table:table-cell table:formula="of:=SUM([.H11:.L11])" office:value-type="float" office:value="4.65">
            <text:p>4,65</text:p>
          </table:table-cell>
          <table:table-cell/>
          <table:table-cell table:formula="of:=[.F11]-[.M11]" office:value-type="float" office:value="11.4595">
            <text:p>11,46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Sud-Est</text:p>
          </table:table-cell>
          <table:table-cell/>
          <table:table-cell office:value-type="float" office:value="3.62">
            <text:p>3,62</text:p>
          </table:table-cell>
          <table:table-cell office:value-type="float" office:value="5.05">
            <text:p>5,05</text:p>
          </table:table-cell>
          <table:table-cell table:formula="of:=[.D12]*[.E12]" office:value-type="float" office:value="18.281">
            <text:p>18,28</text:p>
          </table:table-cell>
          <table:table-cell table:number-columns-repeated="2"/>
          <table:table-cell table:formula="of:=1.5*2.15" office:value-type="float" office:value="3.225">
            <text:p>3,23</text:p>
          </table:table-cell>
          <table:table-cell table:formula="of:=1.5*0.95" office:value-type="float" office:value="1.425">
            <text:p>1,43</text:p>
          </table:table-cell>
          <table:table-cell table:number-columns-repeated="2"/>
          <table:table-cell table:formula="of:=SUM([.H12:.L12])" office:value-type="float" office:value="4.65">
            <text:p>4,65</text:p>
          </table:table-cell>
          <table:table-cell/>
          <table:table-cell table:formula="of:=[.F12]-[.M12]" office:value-type="float" office:value="13.631">
            <text:p>13,63</text:p>
          </table:table-cell>
          <table:table-cell table:number-columns-repeated="1009"/>
        </table:table-row>
        <table:table-row table:style-name="ro2">
          <table:covered-table-cell/>
          <table:table-cell office:value-type="string">
            <text:p>Mur Sud</text:p>
          </table:table-cell>
          <table:table-cell/>
          <table:table-cell office:value-type="float" office:value="6.92">
            <text:p>6,92</text:p>
          </table:table-cell>
          <table:table-cell office:value-type="float" office:value="4.06">
            <text:p>4,06</text:p>
          </table:table-cell>
          <table:table-cell table:formula="of:=[.D13]*[.E13]" office:value-type="float" office:value="28.0952">
            <text:p>28,10</text:p>
          </table:table-cell>
          <table:table-cell table:number-columns-repeated="2"/>
          <table:table-cell table:formula="of:=4*1.05" office:value-type="float" office:value="4.2">
            <text:p>4,20</text:p>
          </table:table-cell>
          <table:table-cell table:formula="of:=4*2.15" office:value-type="float" office:value="8.6">
            <text:p>8,60</text:p>
          </table:table-cell>
          <table:table-cell table:formula="of:=0.5*0.95" office:value-type="float" office:value="0.475">
            <text:p>0,48</text:p>
          </table:table-cell>
          <table:table-cell/>
          <table:table-cell table:formula="of:=SUM([.H13:.L13])" office:value-type="float" office:value="13.275">
            <text:p>13,28</text:p>
          </table:table-cell>
          <table:table-cell/>
          <table:table-cell table:formula="of:=[.F13]-[.M13]" office:value-type="float" office:value="14.8202">
            <text:p>14,82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Total</text:p>
          </table:table-cell>
          <table:table-cell table:style-name="ce8"/>
          <table:table-cell/>
          <table:table-cell table:style-name="ce13"/>
          <table:table-cell table:style-name="ce17"/>
          <table:table-cell table:style-name="ce21" table:formula="of:=SUM([.F3:.F13])" office:value-type="float" office:value="254.3822">
            <text:p>254,38</text:p>
          </table:table-cell>
          <table:table-cell/>
          <table:table-cell table:style-name="ce13"/>
          <table:table-cell table:style-name="ce17" table:number-columns-repeated="3"/>
          <table:table-cell table:style-name="ce24"/>
          <table:table-cell table:style-name="ce21" table:formula="of:=SUM([.M3:.M13])" office:value-type="float" office:value="47.59">
            <text:p>47,59</text:p>
          </table:table-cell>
          <table:table-cell/>
          <table:table-cell table:style-name="ce28" table:formula="of:=SUM([.O3:.O13])" office:value-type="float" office:value="206.7922">
            <text:p>206,79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>
            <text:p>Sous-total maison</text:p>
          </table:table-cell>
          <table:table-cell table:style-name="Default"/>
          <table:table-cell/>
          <table:table-cell table:style-name="Default" table:number-columns-repeated="2"/>
          <table:table-cell table:style-name="ce22" table:formula="of:=SUM([.F6:.F13])" office:value-type="float" office:value="218.9822">
            <text:p>218,98</text:p>
          </table:table-cell>
          <table:table-cell/>
          <table:table-cell table:style-name="ce16"/>
          <table:table-cell table:style-name="Default" table:number-columns-repeated="2"/>
          <table:table-cell table:style-name="ce23" office:value-type="string">
            <text:p>surface vitrée</text:p>
          </table:table-cell>
          <table:table-cell table:formula="of:=SUM([.I3:.L13])" office:value-type="float" office:value="37.805">
            <text:p>37,81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 office:value-type="string">
            <text:p>Sous-total garage</text:p>
          </table:table-cell>
          <table:table-cell table:style-name="Default"/>
          <table:table-cell/>
          <table:table-cell table:style-name="Default" table:number-columns-repeated="2"/>
          <table:table-cell table:style-name="ce22" table:formula="of:=SUM([.F3:.F5])" office:value-type="float" office:value="35.4">
            <text:p>35,40</text:p>
          </table:table-cell>
          <table:table-cell/>
          <table:table-cell table:style-name="Default" table:number-columns-repeated="4"/>
          <table:table-cell table:style-name="ce25" table:formula="of:=[.L16]/157" office:value-type="percentage" office:value="0.240796178343949">
            <text:p>24,08%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named-expressions/>
      </table:table>
      <table:named-expressions>
        <table:named-expression table:name="_2662_2663" table:base-cell-address="$Métrés.$A$1" table:expression="[.#REF !1]aff.hyp![.$K$6]"/>
        <table:named-expression table:name="_dep10" table:base-cell-address="$Métrés.$A$1" table:expression="[.#REF !2]reaffectation![.$Y$135]"/>
        <table:named-expression table:name="_dep11" table:base-cell-address="$Métrés.$A$1" table:expression="[.#REF !2]reaffectation![.$AA$135]"/>
        <table:named-expression table:name="_dep12" table:base-cell-address="$Métrés.$A$1" table:expression="[.#REF !2]reaffectation![.$AC$135]"/>
        <table:named-expression table:name="_dep13" table:base-cell-address="$Métrés.$A$1" table:expression="[.#REF !2]reaffectation!#ref!"/>
        <table:named-expression table:name="_dep14" table:base-cell-address="$Métrés.$A$1" table:expression="[.#REF !2]reaffectation!#ref!"/>
        <table:named-expression table:name="_dep15" table:base-cell-address="$Métrés.$A$1" table:expression="[.#REF !2]reaffectation!#ref!"/>
        <table:named-expression table:name="_dep16" table:base-cell-address="$Métrés.$A$1" table:expression="[.#REF !2]reaffectation!#ref!"/>
        <table:named-expression table:name="_dep17" table:base-cell-address="$Métrés.$A$1" table:expression="[.#REF !2]reaffectation![.$AE$135]"/>
        <table:named-expression table:name="_dep7" table:base-cell-address="$Métrés.$A$1" table:expression="[.#REF !2]reaffectation![.$S$135]"/>
        <table:named-expression table:name="_dep8" table:base-cell-address="$Métrés.$A$1" table:expression="[.#REF !2]reaffectation![.$U$135]"/>
        <table:named-expression table:name="_Dev1" table:base-cell-address="$Métrés.$A$1" table:expression="[.#REF !3]para![.$B$20]"/>
        <table:named-expression table:name="ACHAT__ADAPTATION_AU_SOL" table:base-cell-address="$Métrés.$A$1" table:expression="[.#REF !4]aff.go![.$K$211]"/>
        <table:named-expression table:name="ACHAT_VOIES_FERREES" table:base-cell-address="$Métrés.$A$1" table:expression="[.#REF !1]aff.vrd![.$K$190]"/>
        <table:named-expression table:name="ACHATBARDAGE" table:base-cell-address="$Métrés.$A$1" table:expression="[.#REF !1]aff.cou![.$K$133]"/>
        <table:named-expression table:name="ACHATCB" table:base-cell-address="$Métrés.$A$1" table:expression="[.#REF !1]aff.cou![.$K$45]"/>
        <table:named-expression table:name="ACHATCLOTURE" table:base-cell-address="$Métrés.$A$1" table:expression="[.#REF !1]aff.vrd![.$K$220]"/>
        <table:named-expression table:name="ACHATCM" table:base-cell-address="$Métrés.$A$1" table:expression="[.#REF !1]aff.cou![.$K$30]"/>
        <table:named-expression table:name="ACHATCOUVBACSEC" table:base-cell-address="$Métrés.$A$1" table:expression="[.#REF !1]aff.cou![.$K$71]"/>
        <table:named-expression table:name="ACHATCOUVETANCHEE" table:base-cell-address="$Métrés.$A$1" table:expression="[.#REF !1]aff.cou![.$K$106]"/>
        <table:named-expression table:name="ACHATDALLAGE" table:base-cell-address="$Métrés.$A$1" table:expression="[.#REF !4]aff.go![.$K$225]"/>
        <table:named-expression table:name="ACHATDEMOL" table:base-cell-address="$Métrés.$A$1" table:expression="[.#REF !4]aff.go![.$K$234]"/>
        <table:named-expression table:name="ACHATEQUIPQUAIS" table:base-cell-address="$Métrés.$A$1" table:expression="[.#REF !1]aff.cou![.$K$183]"/>
        <table:named-expression table:name="ACHATESPVERTS" table:base-cell-address="$Métrés.$A$1" table:expression="[.#REF !1]aff.vrd![.$K$204]"/>
        <table:named-expression table:name="ACHATFERMINDUS" table:base-cell-address="$Métrés.$A$1" table:expression="[.#REF !1]aff.cou![.$K$169]"/>
        <table:named-expression table:name="ACHATGO" table:base-cell-address="$Métrés.$A$1" table:expression="[.#REF !5]aff.go![.$K$176]"/>
        <table:named-expression table:name="ACHATMENALU" table:base-cell-address="$Métrés.$A$1" table:expression="[.#REF !1]aff.cou![.$K$228]"/>
        <table:named-expression table:name="ACHATMETALLERIE" table:base-cell-address="$Métrés.$A$1" table:expression="[.#REF !1]aff.cou![.$K$214]"/>
        <table:named-expression table:name="ACHATSECUTOITURE" table:base-cell-address="$Métrés.$A$1" table:expression="[.#REF !1]aff.cou![.$K$50]"/>
        <table:named-expression table:name="ACHATVRD" table:base-cell-address="$Métrés.$A$1" table:expression="[.#REF !1]aff.vrd![.$K$177]"/>
        <table:named-expression table:name="AFFAIRE" table:base-cell-address="$Métrés.$A$1" table:expression="[.#REF !1]aff.hyp![.$A$2]"/>
        <table:named-expression table:name="ALEAS" table:base-cell-address="$Métrés.$A$1" table:expression="[.#REF !3]achat![.$Q$4]"/>
        <table:named-expression table:name="archiind" table:base-cell-address="$Métrés.$A$1" table:expression="[.#REF !3]honorairesext![.$H$62]"/>
        <table:named-expression table:name="assistant" table:base-cell-address="$Métrés.$A$1" table:expression="[.#REF !6]honorairesext![.$H$42]"/>
        <table:named-expression table:name="assistech" table:base-cell-address="$Métrés.$A$1" table:expression="[.#REF !3]honorairesext![.$H$35]"/>
        <table:named-expression table:name="assurance" table:base-cell-address="$Métrés.$A$1" table:expression="[.#REF !1]aff.recap!#ref!"/>
        <table:named-expression table:name="assurancec" table:base-cell-address="$Métrés.$A$1" table:expression="[.#REF !1]aff.recap!#ref!"/>
        <table:named-expression table:name="AUTODOCK1" table:base-cell-address="$Métrés.$A$1" table:expression="[.#REF !1]aff.hyp![.$I$64]"/>
        <table:named-expression table:name="AUTODOCK2" table:base-cell-address="$Métrés.$A$1" table:expression="[.#REF !1]aff.hyp![.$I$65]"/>
        <table:named-expression table:name="BA13DIVERS" table:base-cell-address="$Métrés.$A$1" table:expression="[.#REF !1]aff.fin![.$C$26]"/>
        <table:named-expression table:name="BA13ETAGE" table:base-cell-address="$Métrés.$A$1" table:expression="[.#REF !1]aff.fin![.$C$25]"/>
        <table:named-expression table:name="BA13RdCH" table:base-cell-address="$Métrés.$A$1" table:expression="[.#REF !1]aff.fin![.$C$24]"/>
        <table:named-expression table:name="BASSIN_TAMPON" table:base-cell-address="$Métrés.$A$1" table:expression="[.#REF !1]aff.hyp![.$E$17]"/>
        <table:named-expression table:name="BIDIM" table:base-cell-address="$Métrés.$A$1" table:expression="[.#REF !1]aff.hyp![.$J$8]"/>
        <table:named-expression table:name="BORNESINCENDIE" table:base-cell-address="$Métrés.$A$1" table:expression="[.#REF !1]aff.hyp![.$E$27]"/>
        <table:named-expression table:name="CARREAUX100DIVERS" table:base-cell-address="$Métrés.$A$1" table:expression="[.#REF !1]aff.fin![.$C$46]"/>
        <table:named-expression table:name="CARREAUX100ETAGE" table:base-cell-address="$Métrés.$A$1" table:expression="[.#REF !1]aff.fin![.$C$45]"/>
        <table:named-expression table:name="CARREAUX100RdC" table:base-cell-address="$Métrés.$A$1" table:expression="[.#REF !1]aff.fin![.$C$44]"/>
        <table:named-expression table:name="CARREAUX70DIVERS" table:base-cell-address="$Métrés.$A$1" table:expression="[.#REF !1]aff.fin![.$C$41]"/>
        <table:named-expression table:name="CARREAUX70ETAGE" table:base-cell-address="$Métrés.$A$1" table:expression="[.#REF !1]aff.fin![.$C$40]"/>
        <table:named-expression table:name="CARREAUX70RdC" table:base-cell-address="$Métrés.$A$1" table:expression="[.#REF !1]aff.fin![.$C$39]"/>
        <table:named-expression table:name="CB" table:base-cell-address="$Métrés.$A$1" table:expression="[.#REF !1]aff.hyp![.$C$54]"/>
        <table:named-expression table:name="cgcnr2000" table:base-cell-address="$Métrés.$A$1" table:expression=""/>
        <table:named-expression table:name="cgpuc2000" table:base-cell-address="$Métrés.$A$1" table:expression=""/>
        <table:named-expression table:name="cgrcd2000" table:base-cell-address="$Métrés.$A$1" table:expression=""/>
        <table:named-expression table:name="cgrcddo2000" table:base-cell-address="$Métrés.$A$1" table:expression=""/>
        <table:named-expression table:name="cgrcp2000" table:base-cell-address="$Métrés.$A$1" table:expression=""/>
        <table:named-expression table:name="cgtrc2000" table:base-cell-address="$Métrés.$A$1" table:expression=""/>
        <table:named-expression table:name="CHAUF_A_PLUS_DE_12" table:base-cell-address="$Métrés.$A$1" table:expression="[.#REF !1]aff.hyp![.$K$54]"/>
        <table:named-expression table:name="CHAUFFERIE" table:base-cell-address="$Métrés.$A$1" table:expression="[.#REF !1]aff.hyp![.$J$29]"/>
        <table:named-expression table:name="CLOISSTYLDIVERS" table:base-cell-address="$Métrés.$A$1" table:expression="[.#REF !1]aff.fin![.$C$31]"/>
        <table:named-expression table:name="CLOISSTYLETAGE" table:base-cell-address="$Métrés.$A$1" table:expression="[.#REF !1]aff.fin![.$C$30]"/>
        <table:named-expression table:name="CLOISSTYLRdC" table:base-cell-address="$Métrés.$A$1" table:expression="[.#REF !1]aff.fin![.$C$29]"/>
        <table:named-expression table:name="CLOTURE" table:base-cell-address="$Métrés.$A$1" table:expression="[.#REF !1]aff.hyp![.$E$8]"/>
        <table:named-expression table:name="CM" table:base-cell-address="$Métrés.$A$1" table:expression="[.#REF !1]aff.hyp![.$C$52]"/>
        <table:named-expression table:name="CMEURO" table:base-cell-address="$Métrés.$A$1" table:expression="#ref!"/>
        <table:named-expression table:name="coefbase" table:base-cell-address="$Métrés.$A$1" table:expression="[.#REF !3]achat![.$W$12]"/>
        <table:named-expression table:name="coefvariante" table:base-cell-address="$Métrés.$A$1" table:expression="[.#REF !3]achat![.$X$12]"/>
        <table:named-expression table:name="COL_SOUS_APPUIS" table:base-cell-address="$Métrés.$A$1" table:expression="[.#REF !5]aff.go![.$B$180]"/>
        <table:named-expression table:name="COL_SOUS_CHAUSSEES" table:base-cell-address="$Métrés.$A$1" table:expression="[.#REF !5]aff.go![.$B$194]"/>
        <table:named-expression table:name="COL_SOUS_DALLAGE" table:base-cell-address="$Métrés.$A$1" table:expression="[.#REF !5]aff.go![.$B$190]"/>
        <table:named-expression table:name="Complément_d_info" table:base-cell-address="$Métrés.$A$1" table:expression="#ref!"/>
        <table:named-expression table:name="CONSTCHLOUR" table:base-cell-address="$Métrés.$A$1" table:expression="[.#REF !1]aff.hyp![.$E$21]"/>
        <table:named-expression table:name="Contratcg" table:base-cell-address="$Métrés.$A$1" table:expression="#ref!"/>
        <table:named-expression table:name="CONTRO2000" table:base-cell-address="$Métrés.$A$1" table:expression=""/>
        <table:named-expression table:name="COSNTBAT" table:base-cell-address="$Métrés.$A$1" table:expression="[.#REF !1]aff.hyp![.$E$22]"/>
        <table:named-expression table:name="COTESEMCB" table:base-cell-address="$Métrés.$A$1" table:expression="[.#REF !1]aff.fon![.$G$28]"/>
        <table:named-expression table:name="COTESEMCM" table:base-cell-address="$Métrés.$A$1" table:expression="[.#REF !1]aff.fon![.$G$38]"/>
        <table:named-expression table:name="COUVBACSEC" table:base-cell-address="$Métrés.$A$1" table:expression="[.#REF !1]aff.hyp![.$J$52]"/>
        <table:named-expression table:name="COUVETANCHEE" table:base-cell-address="$Métrés.$A$1" table:expression="[.#REF !1]aff.hyp![.$J$53]"/>
        <table:named-expression table:name="couvmemb" table:base-cell-address="$Métrés.$A$1" table:expression="[.#REF !1]aff.hyp!#ref!"/>
        <table:named-expression table:name="CUBE_350_kgFLCB" table:base-cell-address="$Métrés.$A$1" table:expression="[.#REF !5]aff.go![.$F$47]"/>
        <table:named-expression table:name="CUBE_350_kgFLCM" table:base-cell-address="$Métrés.$A$1" table:expression="[.#REF !5]aff.go![.$F$46]"/>
        <table:named-expression table:name="CUBE_350_kgFONDA1" table:base-cell-address="$Métrés.$A$1" table:expression="[.#REF !5]aff.go![.$F$48]"/>
        <table:named-expression table:name="CUBE_350_kgFONDA2" table:base-cell-address="$Métrés.$A$1" table:expression="[.#REF !5]aff.go![.$F$49]"/>
        <table:named-expression table:name="CUBE_350_kgFONDA3" table:base-cell-address="$Métrés.$A$1" table:expression="[.#REF !5]aff.go![.$F$50]"/>
        <table:named-expression table:name="CUBE_350_kgFONDAAGGLOS" table:base-cell-address="$Métrés.$A$1" table:expression="[.#REF !5]aff.go![.$F$53]"/>
        <table:named-expression table:name="CUBE_350_kgFONDAMSO" table:base-cell-address="$Métrés.$A$1" table:expression="[.#REF !5]aff.go![.$F$52]"/>
        <table:named-expression table:name="CUBE_350_kgFONDAVB" table:base-cell-address="$Métrés.$A$1" table:expression="[.#REF !5]aff.go!#ref!"/>
        <table:named-expression table:name="CUBE_350_kgFQCB" table:base-cell-address="$Métrés.$A$1" table:expression="[.#REF !5]aff.go![.$F$45]"/>
        <table:named-expression table:name="CUBE_350_kgFQCM" table:base-cell-address="$Métrés.$A$1" table:expression="[.#REF !5]aff.go![.$F$44]"/>
        <table:named-expression table:name="CUBE_350_kgLONGRINE" table:base-cell-address="$Métrés.$A$1" table:expression="[.#REF !5]aff.go![.$F$57]"/>
        <table:named-expression table:name="CUBE_350_kgMASSINTER" table:base-cell-address="$Métrés.$A$1" table:expression="[.#REF !5]aff.go![.$F$51]"/>
        <table:named-expression table:name="CUBE_350_kgVBANCHE" table:base-cell-address="$Métrés.$A$1" table:expression="[.#REF !5]aff.go!#ref!"/>
        <table:named-expression table:name="CUBE_350_kgVQUAI" table:base-cell-address="$Métrés.$A$1" table:expression="[.#REF !5]aff.go![.$F$58]"/>
        <table:named-expression table:name="DAL5T" table:base-cell-address="$Métrés.$A$1" table:expression="[.#REF !1]aff.hyp![.$G$30]"/>
        <table:named-expression table:name="DAL5TP" table:base-cell-address="$Métrés.$A$1" table:expression="[.#REF !1]aff.hyp![.$G$31]"/>
        <table:named-expression table:name="DEBL_CHAUSLOU_REMBLAIS_BAT" table:base-cell-address="$Métrés.$A$1" table:expression="[.#REF !1]aff.hyp![.$E$19]"/>
        <table:named-expression table:name="dépenses" table:base-cell-address="$Métrés.$A$1" table:expression="[.#REF !3]achat![.$O$175]"/>
        <table:named-expression table:name="depex" table:base-cell-address="$Métrés.$A$1" table:expression="[.#REF !1]aff.recap!#ref!"/>
        <table:named-expression table:name="DISTBAT.BRANCH" table:base-cell-address="$Métrés.$A$1" table:expression="[.#REF !1]aff.hyp![.$E$25]"/>
        <table:named-expression table:name="DOUBLSTYLDIVERS" table:base-cell-address="$Métrés.$A$1" table:expression="[.#REF !1]aff.fin![.$C$21]"/>
        <table:named-expression table:name="DOUBLSTYLETAGE" table:base-cell-address="$Métrés.$A$1" table:expression="[.#REF !1]aff.fin![.$C$20]"/>
        <table:named-expression table:name="DOUBLSTYLRdCH" table:base-cell-address="$Métrés.$A$1" table:expression="[.#REF !1]aff.fin![.$C$19]"/>
        <table:named-expression table:name="ECLAIRZEN" table:base-cell-address="$Métrés.$A$1" table:expression="[.#REF !1]aff.hyp![.$H$61]"/>
        <table:named-expression table:name="ECOLIGHT" table:base-cell-address="$Métrés.$A$1" table:expression="[.#REF !1]aff.lt![.$F$49]"/>
        <table:named-expression table:name="EPRTV" table:base-cell-address="$Métrés.$A$1" table:expression="[.#REF !1]aff.hyp![.$E$18]"/>
        <table:named-expression table:name="F14CMEURO" table:base-cell-address="$Métrés.$A$1" table:expression="#ref!"/>
        <table:named-expression table:name="FAIENCE" table:base-cell-address="$Métrés.$A$1" table:expression="[.#REF !1]aff.fin![.$E$251]"/>
        <table:named-expression table:name="FOND.N_1" table:base-cell-address="$Métrés.$A$1" table:expression="[.#REF !1]aff.hyp![.$B$45]"/>
        <table:named-expression table:name="FOND.N_2" table:base-cell-address="$Métrés.$A$1" table:expression="[.#REF !1]aff.hyp![.$B$46]"/>
        <table:named-expression table:name="FOND.N_3" table:base-cell-address="$Métrés.$A$1" table:expression="[.#REF !1]aff.hyp![.$B$47]"/>
        <table:named-expression table:name="FUTS_LONGRINES_C.B." table:base-cell-address="$Métrés.$A$1" table:expression="[.#REF !1]aff.fon![.$C$21]"/>
        <table:named-expression table:name="FUTS_QUAIS_C.B." table:base-cell-address="$Métrés.$A$1" table:expression="[.#REF !1]aff.fon![.$C$20]"/>
        <table:named-expression table:name="GALVA" table:base-cell-address="$Métrés.$A$1" table:expression="[.#REF !1]aff.hyp![.$C$53]"/>
        <table:named-expression table:name="GBCHLEG" table:base-cell-address="$Métrés.$A$1" table:expression="[.#REF !1]aff.hyp![.$K$20]"/>
        <table:named-expression table:name="GBCHLOU" table:base-cell-address="$Métrés.$A$1" table:expression="[.#REF !1]aff.hyp![.$K$19]"/>
        <table:named-expression table:name="GCCHLEG" table:base-cell-address="$Métrés.$A$1" table:expression="[.#REF !1]aff.hyp![.$J$20]"/>
        <table:named-expression table:name="GCCHLOU" table:base-cell-address="$Métrés.$A$1" table:expression="[.#REF !1]aff.hyp![.$J$19]"/>
        <table:named-expression table:name="GCVPIET" table:base-cell-address="$Métrés.$A$1" table:expression="[.#REF !1]aff.hyp![.$J$21]"/>
        <table:named-expression table:name="GCVPOMP" table:base-cell-address="$Métrés.$A$1" table:expression="[.#REF !1]aff.hyp![.$J$22]"/>
        <table:named-expression table:name="GCZBET" table:base-cell-address="$Métrés.$A$1" table:expression="[.#REF !1]aff.hyp![.$J$23]"/>
        <table:named-expression table:name="GRAVE_BITUME" table:base-cell-address="$Métrés.$A$1" table:expression="[.#REF !1]aff.hyp![.$K$18]"/>
        <table:named-expression table:name="GRAVE_CIMENT" table:base-cell-address="$Métrés.$A$1" table:expression="[.#REF !1]aff.hyp![.$J$18]"/>
        <table:named-expression table:name="H_1" table:base-cell-address="$Métrés.$A$1" table:expression="[.#REF !1]aff.drb![.$F$11]"/>
        <table:named-expression table:name="H_2" table:base-cell-address="$Métrés.$A$1" table:expression="[.#REF !1]aff.drb![.$N$11]"/>
        <table:named-expression table:name="H_250_kgF1" table:base-cell-address="$Métrés.$A$1" table:expression="[.#REF !1]aff.hyp![.$D$45]"/>
        <table:named-expression table:name="H_250_kgF2" table:base-cell-address="$Métrés.$A$1" table:expression="[.#REF !1]aff.hyp![.$D$46]"/>
        <table:named-expression table:name="H_250_kgF3" table:base-cell-address="$Métrés.$A$1" table:expression="[.#REF !1]aff.hyp![.$D$47]"/>
        <table:named-expression table:name="H_250_kgFLCB" table:base-cell-address="$Métrés.$A$1" table:expression="[.#REF !1]aff.hyp![.$D$44]"/>
        <table:named-expression table:name="H_250_kgFLCM" table:base-cell-address="$Métrés.$A$1" table:expression="[.#REF !1]aff.hyp![.$D$43]"/>
        <table:named-expression table:name="H_250_kgFQCB" table:base-cell-address="$Métrés.$A$1" table:expression="[.#REF !1]aff.hyp![.$D$42]"/>
        <table:named-expression table:name="H_250_kgFQCM" table:base-cell-address="$Métrés.$A$1" table:expression="[.#REF !1]aff.hyp![.$D$41]"/>
        <table:named-expression table:name="H_250_kgMAGGLO" table:base-cell-address="$Métrés.$A$1" table:expression="[.#REF !1]aff.hyp![.$F$37]"/>
        <table:named-expression table:name="H_250_kgMASSINTER" table:base-cell-address="$Métrés.$A$1" table:expression="[.#REF !1]aff.hyp![.$D$48]"/>
        <table:named-expression table:name="H_250_kgMSO" table:base-cell-address="$Métrés.$A$1" table:expression="[.#REF !1]aff.hyp![.$F$36]"/>
        <table:named-expression table:name="h_250_kgVB" table:base-cell-address="$Métrés.$A$1" table:expression="[.#REF !1]aff.hyp!#ref!"/>
        <table:named-expression table:name="H_3" table:base-cell-address="$Métrés.$A$1" table:expression="[.#REF !1]aff.drb![.$F$33]"/>
        <table:named-expression table:name="H_4" table:base-cell-address="$Métrés.$A$1" table:expression="[.#REF !1]aff.drb![.$N$33]"/>
        <table:named-expression table:name="HAGGLO" table:base-cell-address="$Métrés.$A$1" table:expression="[.#REF !1]aff.hyp![.$E$37]"/>
        <table:named-expression table:name="HAGGLOSMSO" table:base-cell-address="$Métrés.$A$1" table:expression="[.#REF !1]aff.hyp![.$E$36]"/>
        <table:named-expression table:name="HBARDAGE" table:base-cell-address="$Métrés.$A$1" table:expression="[.#REF !1]aff.hyp![.$E$59]"/>
        <table:named-expression table:name="hCFneg" table:base-cell-address="$Métrés.$A$1" table:expression="[.#REF !1]aff.lt![.$B$157]"/>
        <table:named-expression table:name="HCFpos" table:base-cell-address="$Métrés.$A$1" table:expression="[.#REF !1]aff.lt![.$B$151]"/>
        <table:named-expression table:name="HDALLEETAG" table:base-cell-address="$Métrés.$A$1" table:expression="[.#REF !1]aff.fin![.$E$3]"/>
        <table:named-expression table:name="HDALLERDCH" table:base-cell-address="$Métrés.$A$1" table:expression="[.#REF !1]aff.fin![.$E$2]"/>
        <table:named-expression table:name="HFLCB" table:base-cell-address="$Métrés.$A$1" table:expression="[.#REF !1]aff.hyp![.$G$44]"/>
        <table:named-expression table:name="HFLCM" table:base-cell-address="$Métrés.$A$1" table:expression="[.#REF !1]aff.hyp![.$G$43]"/>
        <table:named-expression table:name="HFONAGGLO" table:base-cell-address="$Métrés.$A$1" table:expression="[.#REF !1]aff.hyp![.$H$37]"/>
        <table:named-expression table:name="HFONDA1" table:base-cell-address="$Métrés.$A$1" table:expression="[.#REF !1]aff.hyp![.$G$45]"/>
        <table:named-expression table:name="HFONDA2" table:base-cell-address="$Métrés.$A$1" table:expression="[.#REF !1]aff.hyp![.$G$46]"/>
        <table:named-expression table:name="HFONDA3" table:base-cell-address="$Métrés.$A$1" table:expression="[.#REF !1]aff.hyp![.$G$47]"/>
        <table:named-expression table:name="HFONMSO" table:base-cell-address="$Métrés.$A$1" table:expression="[.#REF !1]aff.hyp![.$H$36]"/>
        <table:named-expression table:name="HFONVBANCH" table:base-cell-address="$Métrés.$A$1" table:expression="[.#REF !1]aff.hyp!#ref!"/>
        <table:named-expression table:name="HFQCB" table:base-cell-address="$Métrés.$A$1" table:expression="[.#REF !1]aff.hyp![.$G$42]"/>
        <table:named-expression table:name="HFQCM" table:base-cell-address="$Métrés.$A$1" table:expression="[.#REF !1]aff.hyp![.$G$41]"/>
        <table:named-expression table:name="HFUTF1" table:base-cell-address="$Métrés.$A$1" table:expression="[.#REF !1]aff.hyp![.$J$45]"/>
        <table:named-expression table:name="HFUTF2" table:base-cell-address="$Métrés.$A$1" table:expression="[.#REF !1]aff.hyp![.$J$46]"/>
        <table:named-expression table:name="HFUTF3" table:base-cell-address="$Métrés.$A$1" table:expression="[.#REF !1]aff.hyp![.$J$47]"/>
        <table:named-expression table:name="HFUTLCB" table:base-cell-address="$Métrés.$A$1" table:expression="[.#REF !1]aff.hyp![.$J$44]"/>
        <table:named-expression table:name="HFUTLCM" table:base-cell-address="$Métrés.$A$1" table:expression="[.#REF !1]aff.hyp![.$J$43]"/>
        <table:named-expression table:name="HFUTMINTER" table:base-cell-address="$Métrés.$A$1" table:expression="[.#REF !1]aff.hyp![.$J$48]"/>
        <table:named-expression table:name="HFUTQCB" table:base-cell-address="$Métrés.$A$1" table:expression="[.#REF !1]aff.hyp![.$J$42]"/>
        <table:named-expression table:name="HFUTQCM" table:base-cell-address="$Métrés.$A$1" table:expression="[.#REF !1]aff.hyp![.$J$41]"/>
        <table:named-expression table:name="HLIBAT" table:base-cell-address="$Métrés.$A$1" table:expression="[.#REF !1]aff.hyp![.$D$55]"/>
        <table:named-expression table:name="HLONG" table:base-cell-address="$Métrés.$A$1" table:expression="[.#REF !1]aff.hyp![.$E$33]"/>
        <table:named-expression table:name="HMASINTER" table:base-cell-address="$Métrés.$A$1" table:expression="[.#REF !1]aff.hyp![.$G$48]"/>
        <table:named-expression table:name="hono" table:base-cell-address="$Métrés.$A$1" table:expression="[.#REF !1]aff.recap!#ref!"/>
        <table:named-expression table:name="honoc" table:base-cell-address="$Métrés.$A$1" table:expression="[.#REF !1]aff.recap!#ref!"/>
        <table:named-expression table:name="honovente" table:base-cell-address="$Métrés.$A$1" table:expression="#ref!"/>
        <table:named-expression table:name="HPLAFETAG" table:base-cell-address="$Métrés.$A$1" table:expression="[.#REF !1]aff.fin![.$E$6]"/>
        <table:named-expression table:name="HPLAFRDCH" table:base-cell-address="$Métrés.$A$1" table:expression="[.#REF !1]aff.fin![.$E$5]"/>
        <table:named-expression table:name="HVBANCH" table:base-cell-address="$Métrés.$A$1" table:expression="[.#REF !1]aff.hyp!#ref!"/>
        <table:named-expression table:name="HVQUAIS" table:base-cell-address="$Métrés.$A$1" table:expression="[.#REF !1]aff.hyp![.$E$35]"/>
        <table:named-expression table:name="LARGBAT" table:base-cell-address="$Métrés.$A$1" table:expression="[.#REF !1]aff.hyp![.$I$54]"/>
        <table:named-expression table:name="LARGFONAGGLO" table:base-cell-address="$Métrés.$A$1" table:expression="[.#REF !1]aff.hyp![.$G$37]"/>
        <table:named-expression table:name="LARGFONDA1" table:base-cell-address="$Métrés.$A$1" table:expression="[.#REF !1]aff.hyp![.$F$45]"/>
        <table:named-expression table:name="LARGFONDA2" table:base-cell-address="$Métrés.$A$1" table:expression="[.#REF !1]aff.hyp![.$F$46]"/>
        <table:named-expression table:name="LARGFONDA3" table:base-cell-address="$Métrés.$A$1" table:expression="[.#REF !1]aff.hyp![.$F$47]"/>
        <table:named-expression table:name="LARGFONMSO" table:base-cell-address="$Métrés.$A$1" table:expression="[.#REF !1]aff.hyp![.$G$36]"/>
        <table:named-expression table:name="LARGFONVBANCH" table:base-cell-address="$Métrés.$A$1" table:expression="[.#REF !1]aff.hyp!#ref!"/>
        <table:named-expression table:name="LARGFUTF1" table:base-cell-address="$Métrés.$A$1" table:expression="[.#REF !1]aff.hyp![.$I$45]"/>
        <table:named-expression table:name="LARGFUTF2" table:base-cell-address="$Métrés.$A$1" table:expression="[.#REF !1]aff.hyp![.$I$46]"/>
        <table:named-expression table:name="LARGFUTF3" table:base-cell-address="$Métrés.$A$1" table:expression="[.#REF !1]aff.hyp![.$I$47]"/>
        <table:named-expression table:name="LARGFUTLCB" table:base-cell-address="$Métrés.$A$1" table:expression="[.#REF !1]aff.hyp![.$I$44]"/>
        <table:named-expression table:name="LARGFUTLCM" table:base-cell-address="$Métrés.$A$1" table:expression="[.#REF !1]aff.hyp![.$I$43]"/>
        <table:named-expression table:name="LARGFUTMINTER" table:base-cell-address="$Métrés.$A$1" table:expression="[.#REF !1]aff.hyp![.$I$48]"/>
        <table:named-expression table:name="LARGFUTQCB" table:base-cell-address="$Métrés.$A$1" table:expression="[.#REF !1]aff.hyp![.$I$42]"/>
        <table:named-expression table:name="LARGFUTQCM" table:base-cell-address="$Métrés.$A$1" table:expression="[.#REF !1]aff.hyp![.$I$41]"/>
        <table:named-expression table:name="LARGLONG" table:base-cell-address="$Métrés.$A$1" table:expression="[.#REF !1]aff.hyp![.$D$33]"/>
        <table:named-expression table:name="LARGMASINTER" table:base-cell-address="$Métrés.$A$1" table:expression="[.#REF !1]aff.hyp![.$F$48]"/>
        <table:named-expression table:name="LARGVBANCH" table:base-cell-address="$Métrés.$A$1" table:expression="[.#REF !1]aff.hyp!#ref!"/>
        <table:named-expression table:name="LARGVQUAIS" table:base-cell-address="$Métrés.$A$1" table:expression="[.#REF !1]aff.hyp![.$D$35]"/>
        <table:named-expression table:name="LARTER" table:base-cell-address="$Métrés.$A$1" table:expression="[.#REF !1]aff.hyp![.$I$7]"/>
        <table:named-expression table:name="lFLCB" table:base-cell-address="$Métrés.$A$1" table:expression="[.#REF !1]aff.hyp![.$F$44]"/>
        <table:named-expression table:name="lFLCM" table:base-cell-address="$Métrés.$A$1" table:expression="[.#REF !1]aff.hyp![.$F$43]"/>
        <table:named-expression table:name="lFQCB" table:base-cell-address="$Métrés.$A$1" table:expression="[.#REF !1]aff.hyp![.$F$42]"/>
        <table:named-expression table:name="lFQCM" table:base-cell-address="$Métrés.$A$1" table:expression="[.#REF !1]aff.hyp![.$F$41]"/>
        <table:named-expression table:name="LIEU" table:base-cell-address="$Métrés.$A$1" table:expression="[.#REF !1]aff.hyp![.$A$3]"/>
        <table:named-expression table:name="LIN_CLOTURE_BASSIN_TAMPON" table:base-cell-address="$Métrés.$A$1" table:expression="[.#REF !7]aff.hyp![.$K$14]"/>
        <table:named-expression table:name="LIN_RESEAU_EP" table:base-cell-address="$Métrés.$A$1" table:expression="[.#REF !1]aff.hyp![.$E$26]"/>
        <table:named-expression table:name="LINAGGLO" table:base-cell-address="$Métrés.$A$1" table:expression="[.#REF !1]aff.hyp![.$C$37]"/>
        <table:named-expression table:name="LINBORDURES" table:base-cell-address="$Métrés.$A$1" table:expression="[.#REF !1]aff.hyp![.$E$23]"/>
        <table:named-expression table:name="LINCANTONS" table:base-cell-address="$Métrés.$A$1" table:expression="[.#REF !1]aff.hyp![.$H$59]"/>
        <table:named-expression table:name="LINCHENOUES" table:base-cell-address="$Métrés.$A$1" table:expression="[.#REF !1]aff.hyp![.$E$58]"/>
        <table:named-expression table:name="LINECRAN" table:base-cell-address="$Métrés.$A$1" table:expression="[.#REF !1]aff.hyp![.$C$34]"/>
        <table:named-expression table:name="LINFACADE" table:base-cell-address="$Métrés.$A$1" table:expression="[.#REF !1]aff.hyp![.$E$56]"/>
        <table:named-expression table:name="LINFAITAGE" table:base-cell-address="$Métrés.$A$1" table:expression="[.#REF !1]aff.hyp![.$E$57]"/>
        <table:named-expression table:name="LINLONG" table:base-cell-address="$Métrés.$A$1" table:expression="[.#REF !1]aff.hyp![.$C$33]"/>
        <table:named-expression table:name="LINMSO" table:base-cell-address="$Métrés.$A$1" table:expression="[.#REF !1]aff.hyp![.$C$36]"/>
        <table:named-expression table:name="LINVBANCH" table:base-cell-address="$Métrés.$A$1" table:expression="[.#REF !1]aff.hyp!#ref!"/>
        <table:named-expression table:name="LINVQUAIS" table:base-cell-address="$Métrés.$A$1" table:expression="[.#REF !1]aff.hyp![.$C$35]"/>
        <table:named-expression table:name="LOCCHARGE" table:base-cell-address="$Métrés.$A$1" table:expression="[.#REF !1]aff.hyp![.$J$31]"/>
        <table:named-expression table:name="LOCSPK" table:base-cell-address="$Métrés.$A$1" table:expression="[.#REF !1]aff.hyp![.$J$30]"/>
        <table:named-expression table:name="LONFLCB" table:base-cell-address="$Métrés.$A$1" table:expression="[.#REF !1]aff.hyp![.$E$44]"/>
        <table:named-expression table:name="LONFLCM" table:base-cell-address="$Métrés.$A$1" table:expression="[.#REF !1]aff.hyp![.$E$43]"/>
        <table:named-expression table:name="LONFQCB" table:base-cell-address="$Métrés.$A$1" table:expression="[.#REF !1]aff.hyp![.$E$42]"/>
        <table:named-expression table:name="LONFQCM" table:base-cell-address="$Métrés.$A$1" table:expression="[.#REF !1]aff.hyp![.$E$41]"/>
        <table:named-expression table:name="LONGBAT" table:base-cell-address="$Métrés.$A$1" table:expression="[.#REF !1]aff.hyp![.$F$54]"/>
        <table:named-expression table:name="LONGCOLONNES" table:base-cell-address="$Métrés.$A$1" table:expression="[.#REF !5]aff.go![.$E$178]"/>
        <table:named-expression table:name="LONGFONDA1" table:base-cell-address="$Métrés.$A$1" table:expression="[.#REF !1]aff.hyp![.$E$45]"/>
        <table:named-expression table:name="LONGFONDA2" table:base-cell-address="$Métrés.$A$1" table:expression="[.#REF !1]aff.hyp![.$E$46]"/>
        <table:named-expression table:name="LONGFONDA3" table:base-cell-address="$Métrés.$A$1" table:expression="[.#REF !1]aff.hyp![.$E$47]"/>
        <table:named-expression table:name="LONGFUTF1" table:base-cell-address="$Métrés.$A$1" table:expression="[.#REF !1]aff.hyp![.$H$45]"/>
        <table:named-expression table:name="LONGFUTF2" table:base-cell-address="$Métrés.$A$1" table:expression="[.#REF !1]aff.hyp![.$H$46]"/>
        <table:named-expression table:name="LONGFUTF3" table:base-cell-address="$Métrés.$A$1" table:expression="[.#REF !1]aff.hyp![.$H$47]"/>
        <table:named-expression table:name="LONGFUTLCB" table:base-cell-address="$Métrés.$A$1" table:expression="[.#REF !1]aff.hyp![.$H$44]"/>
        <table:named-expression table:name="LONGFUTLCM" table:base-cell-address="$Métrés.$A$1" table:expression="[.#REF !1]aff.hyp![.$H$43]"/>
        <table:named-expression table:name="LONGFUTMINTER" table:base-cell-address="$Métrés.$A$1" table:expression="[.#REF !1]aff.hyp![.$H$48]"/>
        <table:named-expression table:name="LONGFUTQCB" table:base-cell-address="$Métrés.$A$1" table:expression="[.#REF !1]aff.hyp![.$H$42]"/>
        <table:named-expression table:name="LONGFUTQCM" table:base-cell-address="$Métrés.$A$1" table:expression="[.#REF !1]aff.hyp![.$H$41]"/>
        <table:named-expression table:name="LONGMASINTER" table:base-cell-address="$Métrés.$A$1" table:expression="[.#REF !1]aff.hyp![.$E$48]"/>
        <table:named-expression table:name="LONGTER" table:base-cell-address="$Métrés.$A$1" table:expression="[.#REF !1]aff.hyp![.$G$7]"/>
        <table:named-expression table:name="MAILLAGE" table:base-cell-address="$Métrés.$A$1" table:expression="[.#REF !5]aff.go![.$E$190]"/>
        <table:named-expression table:name="metres" table:base-cell-address="$Métrés.$A$1" table:expression="[.#REF !3]honorairesext![.$H$26]"/>
        <table:named-expression table:name="metreur" table:base-cell-address="$Métrés.$A$1" table:expression="[.#REF !3]honorairesext![.$H$33]"/>
        <table:named-expression table:name="mission2" table:base-cell-address="$Métrés.$A$1" table:expression="[.#REF !3]honorairesext![.$D$5]"/>
        <table:named-expression table:name="mission3" table:base-cell-address="$Métrés.$A$1" table:expression="[.#REF !3]honorairesext![.$F$5]"/>
        <table:named-expression table:name="missions456" table:base-cell-address="$Métrés.$A$1" table:expression="[.#REF !3]honorairesext![.$H$5]"/>
        <table:named-expression table:name="N__AFFAIRE" table:base-cell-address="$Métrés.$A$1" table:expression="[.#REF !1]aff.hyp![.$A$1]"/>
        <table:named-expression table:name="NATURE" table:base-cell-address="$Métrés.$A$1" table:expression="[.#REF !1]aff.drb!#ref!"/>
        <table:named-expression table:name="NBAUGE" table:base-cell-address="$Métrés.$A$1" table:expression="[.#REF !1]aff.fin![.$F$301]"/>
        <table:named-expression table:name="NBDOUCHES" table:base-cell-address="$Métrés.$A$1" table:expression="[.#REF !1]aff.fin![.$F$298]"/>
        <table:named-expression table:name="NBESCQUAIS" table:base-cell-address="$Métrés.$A$1" table:expression="[.#REF !1]aff.hyp![.$D$29]"/>
        <table:named-expression table:name="NBEVIER" table:base-cell-address="$Métrés.$A$1" table:expression="[.#REF !1]aff.fin![.$F$303]"/>
        <table:named-expression table:name="NBFONDA1" table:base-cell-address="$Métrés.$A$1" table:expression="[.#REF !1]aff.hyp![.$C$45]"/>
        <table:named-expression table:name="NBFONDA2" table:base-cell-address="$Métrés.$A$1" table:expression="[.#REF !1]aff.hyp![.$C$46]"/>
        <table:named-expression table:name="NBFONDA3" table:base-cell-address="$Métrés.$A$1" table:expression="[.#REF !1]aff.hyp![.$C$47]"/>
        <table:named-expression table:name="NBFONLCB" table:base-cell-address="$Métrés.$A$1" table:expression="[.#REF !1]aff.hyp![.$C$44]"/>
        <table:named-expression table:name="NBFONLCM" table:base-cell-address="$Métrés.$A$1" table:expression="[.#REF !1]aff.hyp![.$C$43]"/>
        <table:named-expression table:name="NBFONQCB" table:base-cell-address="$Métrés.$A$1" table:expression="[.#REF !1]aff.hyp![.$C$42]"/>
        <table:named-expression table:name="NBFONQCM" table:base-cell-address="$Métrés.$A$1" table:expression="[.#REF !1]aff.hyp![.$C$41]"/>
        <table:named-expression table:name="NBLANT1.4x1.4" table:base-cell-address="$Métrés.$A$1" table:expression="[.#REF !1]aff.hyp![.$I$60]"/>
        <table:named-expression table:name="NBLANT2x3" table:base-cell-address="$Métrés.$A$1" table:expression="[.#REF !1]aff.hyp![.$E$60]"/>
        <table:named-expression table:name="NBLANTERNEAUXFIXES" table:base-cell-address="$Métrés.$A$1" table:expression="[.#REF !1]aff.cou![.$G$78]"/>
        <table:named-expression table:name="NBLAVABO" table:base-cell-address="$Métrés.$A$1" table:expression="[.#REF !1]aff.fin![.$F$299]"/>
        <table:named-expression table:name="NBMASINTER" table:base-cell-address="$Métrés.$A$1" table:expression="[.#REF !1]aff.hyp![.$C$48]"/>
        <table:named-expression table:name="NBPOSTESRIA" table:base-cell-address="$Métrés.$A$1" table:expression="[.#REF !1]aff.lt![.$F$143]"/>
        <table:named-expression table:name="NBRAMPE" table:base-cell-address="$Métrés.$A$1" table:expression="[.#REF !1]aff.hyp![.$D$30]"/>
        <table:named-expression table:name="NBRPERSONNE" table:base-cell-address="$Métrés.$A$1" table:expression="[.#REF !1]aff.lt![.$F$127]"/>
        <table:named-expression table:name="NBURINOIR" table:base-cell-address="$Métrés.$A$1" table:expression="[.#REF !1]aff.fin![.$F$302]"/>
        <table:named-expression table:name="NBVASQUE" table:base-cell-address="$Métrés.$A$1" table:expression="[.#REF !1]aff.fin![.$F$300]"/>
        <table:named-expression table:name="NBVIDOIR" table:base-cell-address="$Métrés.$A$1" table:expression="[.#REF !1]aff.fin![.$F$304]"/>
        <table:named-expression table:name="NBWC" table:base-cell-address="$Métrés.$A$1" table:expression="[.#REF !1]aff.fin![.$F$297]"/>
        <table:named-expression table:name="NDESCEP" table:base-cell-address="$Métrés.$A$1" table:expression="[.#REF !1]aff.hyp![.$E$61]"/>
        <table:named-expression table:name="NIVBONSOL" table:base-cell-address="$Métrés.$A$1" table:expression="[.#REF !1]aff.hyp![.$I$50]"/>
        <table:named-expression table:name="NIVEAU_DE_REFERENCE" table:base-cell-address="$Métrés.$A$1" table:expression="[.#REF !1]aff.drb![.$F$8]"/>
        <table:named-expression table:name="NIVFUTS" table:base-cell-address="$Métrés.$A$1" table:expression="[.#REF !1]aff.hyp![.$E$50]"/>
        <table:named-expression table:name="NIVHYDRAU1" table:base-cell-address="$Métrés.$A$1" table:expression="[.#REF !1]aff.hyp![.$G$64]"/>
        <table:named-expression table:name="NIVHYDRAU2" table:base-cell-address="$Métrés.$A$1" table:expression="[.#REF !1]aff.hyp![.$G$65]"/>
        <table:named-expression table:name="NIVMECA1" table:base-cell-address="$Métrés.$A$1" table:expression="[.#REF !1]aff.hyp![.$F$64]"/>
        <table:named-expression table:name="NIVMECA2" table:base-cell-address="$Métrés.$A$1" table:expression="[.#REF !1]aff.hyp![.$F$65]"/>
        <table:named-expression table:name="NOM" table:base-cell-address="$Métrés.$A$1" table:expression="[.#REF !1]aff.drb!#ref!"/>
        <table:named-expression table:name="nomfichv" table:base-cell-address="$Métrés.$A$1" table:expression="[.#REF !1]aff.recap!#ref!"/>
        <table:named-expression table:name="NPALU1V" table:base-cell-address="$Métrés.$A$1" table:expression="[.#REF !1]aff.hyp![.$H$69]"/>
        <table:named-expression table:name="NPALU2V" table:base-cell-address="$Métrés.$A$1" table:expression="[.#REF !1]aff.hyp![.$J$69]"/>
        <table:named-expression table:name="NPCF2V" table:base-cell-address="$Métrés.$A$1" table:expression="[.#REF !1]aff.hyp![.$J$68]"/>
        <table:named-expression table:name="NPCFCOUL" table:base-cell-address="$Métrés.$A$1" table:expression="[.#REF !1]aff.hyp![.$H$67]"/>
        <table:named-expression table:name="NPCFPIET" table:base-cell-address="$Métrés.$A$1" table:expression="[.#REF !1]aff.hyp![.$H$68]"/>
        <table:named-expression table:name="NPIS" table:base-cell-address="$Métrés.$A$1" table:expression="[.#REF !1]aff.hyp![.$E$67]"/>
        <table:named-expression table:name="NPSEC1" table:base-cell-address="$Métrés.$A$1" table:expression="[.#REF !1]aff.hyp![.$E$64]"/>
        <table:named-expression table:name="NPSEC2" table:base-cell-address="$Métrés.$A$1" table:expression="[.#REF !1]aff.hyp![.$E$65]"/>
        <table:named-expression table:name="NPSEC3" table:base-cell-address="$Métrés.$A$1" table:expression="[.#REF !1]aff.hyp![.$E$66]"/>
        <table:named-expression table:name="NTRAVTOIT" table:base-cell-address="$Métrés.$A$1" table:expression="[.#REF !1]aff.hyp![.$E$62]"/>
        <table:named-expression table:name="NUMSOL" table:base-cell-address="$Métrés.$A$1" table:expression="[.#REF !1]aff.hyp!#ref!"/>
        <table:named-expression table:name="Optima" table:base-cell-address="$Métrés.$A$1" table:expression="[.#REF !1]aff.hyp![.$I$6]"/>
        <table:named-expression table:name="P_Client" table:base-cell-address="$Métrés.$A$1" table:expression="[.#REF !3]para![.$B$3]"/>
        <table:named-expression table:name="P_CONTR1" table:base-cell-address="$Métrés.$A$1" table:expression="[.#REF !3]para!#ref!"/>
        <table:named-expression table:name="P_CONTR2" table:base-cell-address="$Métrés.$A$1" table:expression="[.#REF !3]para!#ref!"/>
        <table:named-expression table:name="P_COORD2" table:base-cell-address="$Métrés.$A$1" table:expression="[.#REF !3]para!#ref!"/>
        <table:named-expression table:name="P_DateRemise" table:base-cell-address="$Métrés.$A$1" table:expression="[.#REF !3]para![.$B$12]"/>
        <table:named-expression table:name="P_DateValidite" table:base-cell-address="$Métrés.$A$1" table:expression="[.#REF !3]para![.$B$14]"/>
        <table:named-expression table:name="P_Designe" table:base-cell-address="$Métrés.$A$1" table:expression="[.#REF !3]para![.$B$4]"/>
        <table:named-expression table:name="P_FAchat" table:base-cell-address="$Métrés.$A$1" table:expression="[.#REF !3]para![.$B$10]"/>
        <table:named-expression table:name="P_FGedeon" table:base-cell-address="$Métrés.$A$1" table:expression="[.#REF !3]para![.$B$11]"/>
        <table:named-expression table:name="P_Info" table:base-cell-address="$Métrés.$A$1" table:expression="[.#REF !3]para![.$B$7]"/>
        <table:named-expression table:name="P_LbStade" table:base-cell-address="$Métrés.$A$1" table:expression="[.#REF !3]para![.$B$16]"/>
        <table:named-expression table:name="P_Lieu" table:base-cell-address="$Métrés.$A$1" table:expression="[.#REF !3]para![.$B$5]"/>
        <table:named-expression table:name="P_NAffaire" table:base-cell-address="$Métrés.$A$1" table:expression="[.#REF !3]para![.$B$2]"/>
        <table:named-expression table:name="P_NomAuteur" table:base-cell-address="$Métrés.$A$1" table:expression="[.#REF !3]para![.$B$9]"/>
        <table:named-expression table:name="P_Pays" table:base-cell-address="$Métrés.$A$1" table:expression="[.#REF !3]para![.$B$6]"/>
        <table:named-expression table:name="P_RCD1" table:base-cell-address="$Métrés.$A$1" table:expression="[.#REF !3]para!#ref!"/>
        <table:named-expression table:name="PACIERFF1" table:base-cell-address="$Métrés.$A$1" table:expression="[.#REF !1]aff.hyp![.$K$45]"/>
        <table:named-expression table:name="PACIERFF2" table:base-cell-address="$Métrés.$A$1" table:expression="[.#REF !1]aff.hyp![.$K$46]"/>
        <table:named-expression table:name="PACIERFF3" table:base-cell-address="$Métrés.$A$1" table:expression="[.#REF !1]aff.hyp![.$K$47]"/>
        <table:named-expression table:name="PACIERFLCB" table:base-cell-address="$Métrés.$A$1" table:expression="[.#REF !1]aff.hyp![.$K$44]"/>
        <table:named-expression table:name="PACIERFLCM" table:base-cell-address="$Métrés.$A$1" table:expression="[.#REF !1]aff.hyp![.$K$43]"/>
        <table:named-expression table:name="PACIERFMINTER" table:base-cell-address="$Métrés.$A$1" table:expression="[.#REF !1]aff.hyp![.$K$48]"/>
        <table:named-expression table:name="PACIERFONAGGLO" table:base-cell-address="$Métrés.$A$1" table:expression="[.#REF !1]aff.hyp![.$I$37]"/>
        <table:named-expression table:name="PACIERFONMSO" table:base-cell-address="$Métrés.$A$1" table:expression="[.#REF !1]aff.hyp![.$I$36]"/>
        <table:named-expression table:name="PACIERFONVBANCH" table:base-cell-address="$Métrés.$A$1" table:expression="[.#REF !1]aff.hyp!#ref!"/>
        <table:named-expression table:name="PACIERFQCB" table:base-cell-address="$Métrés.$A$1" table:expression="[.#REF !1]aff.hyp![.$K$42]"/>
        <table:named-expression table:name="PACIERFQCM" table:base-cell-address="$Métrés.$A$1" table:expression="[.#REF !1]aff.hyp![.$K$41]"/>
        <table:named-expression table:name="panneaux_beton_ecran" table:base-cell-address="$Métrés.$A$1" table:expression="[.#REF !1]aff.hyp![.$E$34]"/>
        <table:named-expression table:name="panneaux_pied_bardage" table:base-cell-address="$Métrés.$A$1" table:expression="[.#REF !5]aff.go!#ref!"/>
        <table:named-expression table:name="PCF1V" table:base-cell-address="$Métrés.$A$1" table:expression="[.#REF !1]aff.fin![.$F$150]"/>
        <table:named-expression table:name="PCF2V" table:base-cell-address="$Métrés.$A$1" table:expression="[.#REF !1]aff.fin![.$F$155]"/>
        <table:named-expression table:name="PCFneg" table:base-cell-address="$Métrés.$A$1" table:expression="[.#REF !1]aff.lt![.$B$159]"/>
        <table:named-expression table:name="PCFpos" table:base-cell-address="$Métrés.$A$1" table:expression="[.#REF !1]aff.lt![.$B$153]"/>
        <table:named-expression table:name="PEINTSOL" table:base-cell-address="$Métrés.$A$1" table:expression="[.#REF !1]aff.hyp![.$E$24]"/>
        <table:named-expression table:name="PENTECOUV" table:base-cell-address="$Métrés.$A$1" table:expression="[.#REF !1]aff.hyp![.$F$55]"/>
        <table:named-expression table:name="pilote" table:base-cell-address="$Métrés.$A$1" table:expression="[.#REF !6]honorairesext![.$H$46]"/>
        <table:named-expression table:name="PLACOMURDIVERS" table:base-cell-address="$Métrés.$A$1" table:expression="[.#REF !1]aff.fin![.$C$16]"/>
        <table:named-expression table:name="PLACOMURETAGE" table:base-cell-address="$Métrés.$A$1" table:expression="[.#REF !1]aff.fin![.$C$15]"/>
        <table:named-expression table:name="PLACOMURRdCH" table:base-cell-address="$Métrés.$A$1" table:expression="[.#REF !1]aff.fin![.$C$14]"/>
        <table:named-expression table:name="projeteur" table:base-cell-address="$Métrés.$A$1" table:expression="[.#REF !6]honorairesext![.$H$13]"/>
        <table:named-expression table:name="promocnr2000" table:base-cell-address="$Métrés.$A$1" table:expression=""/>
        <table:named-expression table:name="promopuc" table:base-cell-address="$Métrés.$A$1" table:expression="#ref!"/>
        <table:named-expression table:name="promopuc2000" table:base-cell-address="$Métrés.$A$1" table:expression=""/>
        <table:named-expression table:name="promorcd2000" table:base-cell-address="$Métrés.$A$1" table:expression=""/>
        <table:named-expression table:name="promorcddo2000" table:base-cell-address="$Métrés.$A$1" table:expression=""/>
        <table:named-expression table:name="promorcp2000" table:base-cell-address="$Métrés.$A$1" table:expression=""/>
        <table:named-expression table:name="promotrc2000" table:base-cell-address="$Métrés.$A$1" table:expression=""/>
        <table:named-expression table:name="PSTRAT1V" table:base-cell-address="$Métrés.$A$1" table:expression="[.#REF !1]aff.fin![.$F$140]"/>
        <table:named-expression table:name="PSTRAT2V" table:base-cell-address="$Métrés.$A$1" table:expression="[.#REF !1]aff.fin![.$F$145]"/>
        <table:named-expression table:name="PT0_100BAT" table:base-cell-address="$Métrés.$A$1" table:expression="[.#REF !1]aff.vrd![.$K$24]"/>
        <table:named-expression table:name="PT0_100CHAUS" table:base-cell-address="$Métrés.$A$1" table:expression="[.#REF !1]aff.vrd![.$K$23]"/>
        <table:named-expression table:name="PT0_30BAT" table:base-cell-address="$Métrés.$A$1" table:expression="[.#REF !1]aff.vrd![.$K$32]"/>
        <table:named-expression table:name="PT0_30CHAUS" table:base-cell-address="$Métrés.$A$1" table:expression="[.#REF !1]aff.vrd![.$K$31]"/>
        <table:named-expression table:name="PTAGGLOSMSO" table:base-cell-address="$Métrés.$A$1" table:expression="[.#REF !5]aff.go![.$K$90]"/>
        <table:named-expression table:name="PTBACSEC" table:base-cell-address="$Métrés.$A$1" table:expression="[.#REF !1]aff.cou![.$K$52]"/>
        <table:named-expression table:name="PTBICOUCHE" table:base-cell-address="$Métrés.$A$1" table:expression="[.#REF !1]aff.vrd![.$K$66]"/>
        <table:named-expression table:name="PTBIDIMBAT" table:base-cell-address="$Métrés.$A$1" table:expression="[.#REF !1]aff.vrd![.$K$15]"/>
        <table:named-expression table:name="PTBIDIMCHAUS" table:base-cell-address="$Métrés.$A$1" table:expression="[.#REF !1]aff.vrd![.$K$16]"/>
        <table:named-expression table:name="PTBORDURES" table:base-cell-address="$Métrés.$A$1" table:expression="[.#REF !1]aff.vrd![.$K$69]"/>
        <table:named-expression table:name="PTCHENEAUX" table:base-cell-address="$Métrés.$A$1" table:expression="[.#REF !1]aff.cou![.$K$58]"/>
        <table:named-expression table:name="PTCLOUTAGEBAT" table:base-cell-address="$Métrés.$A$1" table:expression="[.#REF !1]aff.vrd![.$K$58]"/>
        <table:named-expression table:name="PTCLOUTAGECHAUS" table:base-cell-address="$Métrés.$A$1" table:expression="[.#REF !1]aff.vrd![.$K$60]"/>
        <table:named-expression table:name="PTCO2ETANCH" table:base-cell-address="$Métrés.$A$1" table:expression="[.#REF !1]aff.cou![.$K$77]"/>
        <table:named-expression table:name="PTCO2SEC" table:base-cell-address="$Métrés.$A$1" table:expression="[.#REF !1]aff.cou![.$K$54]"/>
        <table:named-expression table:name="PTCOFORDIN" table:base-cell-address="$Métrés.$A$1" table:expression="[.#REF !5]aff.go![.$K$69]"/>
        <table:named-expression table:name="PTCOUVAUVENT" table:base-cell-address="$Métrés.$A$1" table:expression="[.#REF !1]aff.cou![.$K$65]"/>
        <table:named-expression table:name="PTDALBETON" table:base-cell-address="$Métrés.$A$1" table:expression="[.#REF !1]aff.vrd![.$K$67]"/>
        <table:named-expression table:name="PTDAUPHETANCH" table:base-cell-address="$Métrés.$A$1" table:expression="[.#REF !1]aff.cou![.$K$91]"/>
        <table:named-expression table:name="PTDAUPHSEC" table:base-cell-address="$Métrés.$A$1" table:expression="[.#REF !1]aff.cou![.$K$64]"/>
        <table:named-expression table:name="PTDEBEVAC" table:base-cell-address="$Métrés.$A$1" table:expression="[.#REF !1]aff.vrd![.$K$13]"/>
        <table:named-expression table:name="PTDEBREMB_1" table:base-cell-address="$Métrés.$A$1" table:expression="[.#REF !1]aff.vrd![.$K$11]"/>
        <table:named-expression table:name="PTDEBREMB_2" table:base-cell-address="$Métrés.$A$1" table:expression="[.#REF !1]aff.vrd![.$K$12]"/>
        <table:named-expression table:name="PTDESCEPSEC" table:base-cell-address="$Métrés.$A$1" table:expression="[.#REF !1]aff.cou![.$K$60]"/>
        <table:named-expression table:name="PTDESCETANCH" table:base-cell-address="$Métrés.$A$1" table:expression="[.#REF !1]aff.cou![.$K$87]"/>
        <table:named-expression table:name="PTDESENFETANCH" table:base-cell-address="$Métrés.$A$1" table:expression="[.#REF !1]aff.cou![.$K$76]"/>
        <table:named-expression table:name="PTDESENFSEC" table:base-cell-address="$Métrés.$A$1" table:expression="[.#REF !1]aff.cou![.$K$53]"/>
        <table:named-expression table:name="PTECLAIRETANCH" table:base-cell-address="$Métrés.$A$1" table:expression="[.#REF !1]aff.cou![.$K$78]"/>
        <table:named-expression table:name="PTECLAIRSEC" table:base-cell-address="$Métrés.$A$1" table:expression="[.#REF !1]aff.cou![.$K$55]"/>
        <table:named-expression table:name="PTENROBES4" table:base-cell-address="$Métrés.$A$1" table:expression="[.#REF !1]aff.vrd![.$K$65]"/>
        <table:named-expression table:name="PTENROBES6" table:base-cell-address="$Métrés.$A$1" table:expression="[.#REF !1]aff.vrd![.$K$64]"/>
        <table:named-expression table:name="PTESPLAQUEBAT" table:base-cell-address="$Métrés.$A$1" table:expression="[.#REF !1]aff.vrd![.$K$61]"/>
        <table:named-expression table:name="PTESPLAQUECHAUS" table:base-cell-address="$Métrés.$A$1" table:expression="[.#REF !1]aff.vrd![.$K$62]"/>
        <table:named-expression table:name="PTFAITETRIVE" table:base-cell-address="$Métrés.$A$1" table:expression="[.#REF !1]aff.cou![.$K$57]"/>
        <table:named-expression table:name="PTFEUTRE" table:base-cell-address="$Métrés.$A$1" table:expression="[.#REF !1]aff.cou![.$K$56]"/>
        <table:named-expression table:name="PTFOUILLESPUITS" table:base-cell-address="$Métrés.$A$1" table:expression="[.#REF !5]aff.go![.$K$17]"/>
        <table:named-expression table:name="PTGBCHAUS" table:base-cell-address="$Métrés.$A$1" table:expression="[.#REF !1]aff.vrd![.$K$57]"/>
        <table:named-expression table:name="PTGCCHAUS" table:base-cell-address="$Métrés.$A$1" table:expression="[.#REF !1]aff.vrd![.$K$53]"/>
        <table:named-expression table:name="PTIMPRECHAUS" table:base-cell-address="$Métrés.$A$1" table:expression="[.#REF !1]aff.vrd!#ref!"/>
        <table:named-expression table:name="PTNAISETANCH" table:base-cell-address="$Métrés.$A$1" table:expression="[.#REF !1]aff.cou![.$K$86]"/>
        <table:named-expression table:name="PTNAISSANCESEC" table:base-cell-address="$Métrés.$A$1" table:expression="[.#REF !1]aff.cou![.$K$59]"/>
        <table:named-expression table:name="PTNOUES" table:base-cell-address="$Métrés.$A$1" table:expression="[.#REF !1]aff.cou![.$K$83]"/>
        <table:named-expression table:name="PTPAVESVPIET" table:base-cell-address="$Métrés.$A$1" table:expression="[.#REF !1]aff.vrd![.$K$68]"/>
        <table:named-expression table:name="PTPCETANCH" table:base-cell-address="$Métrés.$A$1" table:expression="[.#REF !1]aff.cou![.$K$73]"/>
        <table:named-expression table:name="PTPEINTSOL" table:base-cell-address="$Métrés.$A$1" table:expression="[.#REF !1]aff.vrd![.$K$70]"/>
        <table:named-expression table:name="PTPVANTICON" table:base-cell-address="$Métrés.$A$1" table:expression="[.#REF !1]aff.cou![.$K$69]"/>
        <table:named-expression table:name="PTPVBACPERF" table:base-cell-address="$Métrés.$A$1" table:expression="[.#REF !1]aff.cou![.$K$96]"/>
        <table:named-expression table:name="PTPVBACPREL" table:base-cell-address="$Métrés.$A$1" table:expression="[.#REF !1]aff.cou![.$K$95]"/>
        <table:named-expression table:name="PTPVISOL" table:base-cell-address="$Métrés.$A$1" table:expression="[.#REF !1]aff.cou![.$K$94]"/>
        <table:named-expression table:name="PTPVPLASTISOL" table:base-cell-address="$Métrés.$A$1" table:expression="[.#REF !1]aff.cou![.$K$68]"/>
        <table:named-expression table:name="PTRELEVES" table:base-cell-address="$Métrés.$A$1" table:expression="[.#REF !1]aff.cou![.$K$82]"/>
        <table:named-expression table:name="PTRENFFAIT" table:base-cell-address="$Métrés.$A$1" table:expression="[.#REF !1]aff.cou!#ref!"/>
        <table:named-expression table:name="PTRESERVAT" table:base-cell-address="$Métrés.$A$1" table:expression="[.#REF !5]aff.go![.$K$89]"/>
        <table:named-expression table:name="PTSABLONBAT" table:base-cell-address="$Métrés.$A$1" table:expression="[.#REF !1]aff.vrd![.$K$46]"/>
        <table:named-expression table:name="PTSECUHORIZETANCH" table:base-cell-address="$Métrés.$A$1" table:expression="[.#REF !1]aff.cou![.$K$88]"/>
        <table:named-expression table:name="PTSECUHORIZSEC" table:base-cell-address="$Métrés.$A$1" table:expression="[.#REF !1]aff.cou![.$K$61]"/>
        <table:named-expression table:name="PTSIPOMSO" table:base-cell-address="$Métrés.$A$1" table:expression="[.#REF !5]aff.go![.$K$91]"/>
        <table:named-expression table:name="PTTOUREETANCH" table:base-cell-address="$Métrés.$A$1" table:expression="[.#REF !1]aff.cou![.$K$89]"/>
        <table:named-expression table:name="PTTOURESEC" table:base-cell-address="$Métrés.$A$1" table:expression="[.#REF !1]aff.cou![.$K$62]"/>
        <table:named-expression table:name="PTTRAITBAT" table:base-cell-address="$Métrés.$A$1" table:expression="[.#REF !1]aff.vrd![.$K$45]"/>
        <table:named-expression table:name="PTTRAITCHAUS" table:base-cell-address="$Métrés.$A$1" table:expression="[.#REF !1]aff.vrd![.$K$44]"/>
        <table:named-expression table:name="PTTRAVETANCH" table:base-cell-address="$Métrés.$A$1" table:expression="[.#REF !1]aff.cou![.$K$90]"/>
        <table:named-expression table:name="PTTRAVSEC" table:base-cell-address="$Métrés.$A$1" table:expression="[.#REF !1]aff.cou![.$K$63]"/>
        <table:named-expression table:name="PUACIERS" table:base-cell-address="$Métrés.$A$1" table:expression="[.#REF !5]aff.go![.$J$88]"/>
        <table:named-expression table:name="PUBET_250_kg" table:base-cell-address="$Métrés.$A$1" table:expression="[.#REF !5]aff.go![.$J$42]"/>
        <table:named-expression table:name="PUBET_350_kgELEVATIONS" table:base-cell-address="$Métrés.$A$1" table:expression="[.#REF !5]aff.go![.$J$59]"/>
        <table:named-expression table:name="PUBET_350_kgFONDA" table:base-cell-address="$Métrés.$A$1" table:expression="[.#REF !5]aff.go![.$J$54]"/>
        <table:named-expression table:name="PUCM" table:base-cell-address="$Métrés.$A$1" table:expression="[.#REF !1]aff.cou![.$J$10]"/>
        <table:named-expression table:name="PUCOFSOIGNE" table:base-cell-address="$Métrés.$A$1" table:expression="[.#REF !5]aff.go![.$J$73]"/>
        <table:named-expression table:name="PUDECAPTV" table:base-cell-address="$Métrés.$A$1" table:expression="[.#REF !1]aff.vrd![.$J$9]"/>
        <table:named-expression table:name="PUFOUILLESTRANCHEE" table:base-cell-address="$Métrés.$A$1" table:expression="[.#REF !5]aff.go![.$J$23]"/>
        <table:named-expression table:name="pv" table:base-cell-address="$Métrés.$A$1" table:expression="[.#REF !1]aff.recap!#ref!"/>
        <table:named-expression table:name="R0_100BAT" table:base-cell-address="$Métrés.$A$1" table:expression="[.#REF !1]aff.hyp![.$I$16]"/>
        <table:named-expression table:name="R0_100CHLEG" table:base-cell-address="$Métrés.$A$1" table:expression="[.#REF !1]aff.hyp![.$I$11]"/>
        <table:named-expression table:name="R0_100CHLOU" table:base-cell-address="$Métrés.$A$1" table:expression="[.#REF !1]aff.hyp![.$I$10]"/>
        <table:named-expression table:name="R0_100VPIET" table:base-cell-address="$Métrés.$A$1" table:expression="[.#REF !1]aff.hyp![.$I$12]"/>
        <table:named-expression table:name="R0_100VPOMP" table:base-cell-address="$Métrés.$A$1" table:expression="[.#REF !1]aff.hyp![.$I$13]"/>
        <table:named-expression table:name="R0_100ZBET" table:base-cell-address="$Métrés.$A$1" table:expression="[.#REF !1]aff.hyp![.$I$14]"/>
        <table:named-expression table:name="R0_30BAT" table:base-cell-address="$Métrés.$A$1" table:expression="[.#REF !1]aff.hyp![.$J$16]"/>
        <table:named-expression table:name="R0_30CHLEG" table:base-cell-address="$Métrés.$A$1" table:expression="[.#REF !1]aff.hyp![.$J$11]"/>
        <table:named-expression table:name="R0_30CHLOU" table:base-cell-address="$Métrés.$A$1" table:expression="[.#REF !1]aff.hyp![.$J$10]"/>
        <table:named-expression table:name="R0_30VPIET" table:base-cell-address="$Métrés.$A$1" table:expression="[.#REF !1]aff.hyp![.$J$12]"/>
        <table:named-expression table:name="R0_30VPOMP" table:base-cell-address="$Métrés.$A$1" table:expression="[.#REF !1]aff.hyp![.$J$13]"/>
        <table:named-expression table:name="R0_30ZBET" table:base-cell-address="$Métrés.$A$1" table:expression="[.#REF !1]aff.hyp![.$J$14]"/>
        <table:named-expression table:name="RATIOCMSTUCPRINCIP" table:base-cell-address="$Métrés.$A$1" table:expression="[.#REF !1]aff.hyp![.$G$52]"/>
        <table:named-expression table:name="RECAP_DEBLAIS" table:base-cell-address="$Métrés.$A$1" table:expression="[.#REF !1]aff.drb![.$L$9]"/>
        <table:named-expression table:name="RECAP_REMBLAIS" table:base-cell-address="$Métrés.$A$1" table:expression="[.#REF !1]aff.drb![.$M$9]"/>
        <table:named-expression table:name="REMBLAIS" table:base-cell-address="$Métrés.$A$1" table:expression="[.#REF !1]aff.hyp![.$H$9]"/>
        <table:named-expression table:name="remugse" table:base-cell-address="$Métrés.$A$1" table:expression="#ref!"/>
        <table:named-expression table:name="SABLONBAT" table:base-cell-address="$Métrés.$A$1" table:expression="[.#REF !1]aff.hyp![.$J$26]"/>
        <table:named-expression table:name="SASBACHE1" table:base-cell-address="$Métrés.$A$1" table:expression="[.#REF !1]aff.hyp![.$H$64]"/>
        <table:named-expression table:name="SASBACHE2" table:base-cell-address="$Métrés.$A$1" table:expression="[.#REF !1]aff.hyp![.$H$65]"/>
        <table:named-expression table:name="SDev1" table:base-cell-address="$Métrés.$A$1" table:expression="[.#REF !3]para![.$C$20]"/>
        <table:named-expression table:name="SECU2000" table:base-cell-address="$Métrés.$A$1" table:expression=""/>
        <table:named-expression table:name="SHORDCH" table:base-cell-address="$Métrés.$A$1" table:expression="[.#REF !1]aff.hyp![.$E$9]"/>
        <table:named-expression table:name="SOLUTION_N" table:base-cell-address="$Métrés.$A$1" table:expression="[.#REF !1]aff.hyp!#ref!"/>
        <table:named-expression table:name="STADE" table:base-cell-address="$Métrés.$A$1" table:expression="[.#REF !1]aff.hyp![.$B$6]"/>
        <table:named-expression table:name="STYLISODIVERS" table:base-cell-address="$Métrés.$A$1" table:expression="[.#REF !1]aff.fin![.$C$36]"/>
        <table:named-expression table:name="STYLISOETAGE" table:base-cell-address="$Métrés.$A$1" table:expression="[.#REF !1]aff.fin![.$C$35]"/>
        <table:named-expression table:name="STYLISORdC" table:base-cell-address="$Métrés.$A$1" table:expression="[.#REF !1]aff.fin![.$C$34]"/>
        <table:named-expression table:name="SURF_ETANCHEE" table:base-cell-address="$Métrés.$A$1" table:expression="[.#REF !1]aff.vrd![.$D$9]"/>
        <table:named-expression table:name="SURFACETRANSLUC" table:base-cell-address="$Métrés.$A$1" table:expression="[.#REF !1]aff.cou![.$D$55]"/>
        <table:named-expression table:name="SURFAUVENTF" table:base-cell-address="$Métrés.$A$1" table:expression="[.#REF !1]aff.hyp![.$H$57]"/>
        <table:named-expression table:name="SURFAUVENTR" table:base-cell-address="$Métrés.$A$1" table:expression="[.#REF !1]aff.hyp![.$H$58]"/>
        <table:named-expression table:name="SURFBARDAGE" table:base-cell-address="$Métrés.$A$1" table:expression="[.#REF !1]aff.cou![.$D$108]"/>
        <table:named-expression table:name="surfCFneg" table:base-cell-address="$Métrés.$A$1" table:expression="[.#REF !1]aff.lt![.$B$156]"/>
        <table:named-expression table:name="surfCFpos" table:base-cell-address="$Métrés.$A$1" table:expression="[.#REF !1]aff.lt![.$B$150]"/>
        <table:named-expression table:name="SURFCHASENT" table:base-cell-address="$Métrés.$A$1" table:expression="[.#REF !1]aff.hyp![.$E$68]"/>
        <table:named-expression table:name="SURFCHLEG" table:base-cell-address="$Métrés.$A$1" table:expression="[.#REF !1]aff.hyp![.$E$11]"/>
        <table:named-expression table:name="SURFCHLOU" table:base-cell-address="$Métrés.$A$1" table:expression="[.#REF !1]aff.hyp![.$E$10]"/>
        <table:named-expression table:name="SURFESPVERTS" table:base-cell-address="$Métrés.$A$1" table:expression="[.#REF !1]aff.hyp![.$E$16]"/>
        <table:named-expression table:name="SURFETAGE" table:base-cell-address="$Métrés.$A$1" table:expression="[.#REF !1]aff.hyp![.$H$56]"/>
        <table:named-expression table:name="SURFMENALU" table:base-cell-address="$Métrés.$A$1" table:expression="[.#REF !1]aff.hyp![.$E$69]"/>
        <table:named-expression table:name="SURFSIPOMSO" table:base-cell-address="$Métrés.$A$1" table:expression="[.#REF !4]aff.go![.$D$85]"/>
        <table:named-expression table:name="SURFTER" table:base-cell-address="$Métrés.$A$1" table:expression="[.#REF !1]aff.hyp![.$E$7]"/>
        <table:named-expression table:name="SURFTOTALEBASERATIO" table:base-cell-address="$Métrés.$A$1" table:expression="[.#REF !1]aff.recap![.$J$3]"/>
        <table:named-expression table:name="SURFVPIET" table:base-cell-address="$Métrés.$A$1" table:expression="[.#REF !1]aff.hyp![.$E$12]"/>
        <table:named-expression table:name="SURFVPOMP" table:base-cell-address="$Métrés.$A$1" table:expression="[.#REF !1]aff.hyp![.$E$13]"/>
        <table:named-expression table:name="SURFZBETON" table:base-cell-address="$Métrés.$A$1" table:expression="[.#REF !1]aff.hyp![.$E$14]"/>
        <table:named-expression table:name="tauxarchi" table:base-cell-address="$Métrés.$A$1" table:expression="#ref!"/>
        <table:named-expression table:name="tauxassis" table:base-cell-address="$Métrés.$A$1" table:expression="[.#REF !6]honorairesext![.$I$42]"/>
        <table:named-expression table:name="tauxgse" table:base-cell-address="$Métrés.$A$1" table:expression="#ref!"/>
        <table:named-expression table:name="tauxmetreur" table:base-cell-address="$Métrés.$A$1" table:expression="[.#REF !6]honorairesext![.$I$33]"/>
        <table:named-expression table:name="tauxproj" table:base-cell-address="$Métrés.$A$1" table:expression="[.#REF !6]honorairesext![.$I$13]"/>
        <table:named-expression table:name="TOTAL_ASSURANCES_CONTROLE" table:base-cell-address="$Métrés.$A$1" table:expression="[.#REF !1]aff.recap!#ref!"/>
        <table:named-expression table:name="TOTAL_ENCEINTES_ISOLANTES" table:base-cell-address="$Métrés.$A$1" table:expression="[.#REF !1]aff.cou![.$K$157]"/>
        <table:named-expression table:name="TOTAL_EQUIPEMENTS" table:base-cell-address="$Métrés.$A$1" table:expression="[.#REF !1]aff.fin![.$J$343]"/>
        <table:named-expression table:name="TOTAL_HONORAIRES" table:base-cell-address="$Métrés.$A$1" table:expression="[.#REF !1]aff.recap!#ref!"/>
        <table:named-expression table:name="TOTAL_SPRINKLER_BUREAU" table:base-cell-address="$Métrés.$A$1" table:expression="[.#REF !1]aff.lt![.$J$108]"/>
        <table:named-expression table:name="TOTAL_SPRINKLER_ENTREPOT" table:base-cell-address="$Métrés.$A$1" table:expression="[.#REF !1]aff.lt![.$J$101]"/>
        <table:named-expression table:name="totaldep4" table:base-cell-address="$Métrés.$A$1" table:expression="[.#REF !2]reaffectation![.$M$135]"/>
        <table:named-expression table:name="totaldepext" table:base-cell-address="$Métrés.$A$1" table:expression="[.#REF !2]reaffectation![.$I$135]"/>
        <table:named-expression table:name="TOTDIVERS" table:base-cell-address="$Métrés.$A$1" table:expression="#ref!"/>
        <table:named-expression table:name="TRAITBAT" table:base-cell-address="$Métrés.$A$1" table:expression="[.#REF !1]aff.hyp![.$I$26]"/>
        <table:named-expression table:name="TRAITCHLEG" table:base-cell-address="$Métrés.$A$1" table:expression="[.#REF !1]aff.hyp![.$I$20]"/>
        <table:named-expression table:name="TRAITCHLOU" table:base-cell-address="$Métrés.$A$1" table:expression="[.#REF !1]aff.hyp![.$I$19]"/>
        <table:named-expression table:name="TRAITEMENT" table:base-cell-address="$Métrés.$A$1" table:expression="[.#REF !1]aff.hyp![.$H$17]"/>
        <table:named-expression table:name="TRAITVPIET" table:base-cell-address="$Métrés.$A$1" table:expression="[.#REF !1]aff.hyp![.$I$21]"/>
        <table:named-expression table:name="TRAITVPOMP" table:base-cell-address="$Métrés.$A$1" table:expression="[.#REF !1]aff.hyp![.$I$22]"/>
        <table:named-expression table:name="TRAITZBET" table:base-cell-address="$Métrés.$A$1" table:expression="[.#REF !1]aff.hyp![.$I$23]"/>
        <table:named-expression table:name="tvxbatvente" table:base-cell-address="$Métrés.$A$1" table:expression="#ref!"/>
        <table:named-expression table:name="tvxextvente" table:base-cell-address="$Métrés.$A$1" table:expression="#ref!"/>
        <table:named-expression table:name="Tx_1" table:base-cell-address="$Métrés.$A$1" table:expression="[.#REF !3]para![.$B$22]"/>
        <table:named-expression table:name="tx2000contro" table:base-cell-address="$Métrés.$A$1" table:expression=""/>
        <table:named-expression table:name="tx2000secu" table:base-cell-address="$Métrés.$A$1" table:expression=""/>
        <table:named-expression table:name="txcgcnr2000" table:base-cell-address="$Métrés.$A$1" table:expression=""/>
        <table:named-expression table:name="txcgpuc2000" table:base-cell-address="$Métrés.$A$1" table:expression=""/>
        <table:named-expression table:name="txcgrcd2000" table:base-cell-address="$Métrés.$A$1" table:expression=""/>
        <table:named-expression table:name="txcgrcddo2000" table:base-cell-address="$Métrés.$A$1" table:expression=""/>
        <table:named-expression table:name="txcgrcp2000" table:base-cell-address="$Métrés.$A$1" table:expression=""/>
        <table:named-expression table:name="txcgtrc2000" table:base-cell-address="$Métrés.$A$1" table:expression=""/>
        <table:named-expression table:name="txfrs" table:base-cell-address="$Métrés.$A$1" table:expression="[.#REF !3]achat![.$U$2]"/>
        <table:named-expression table:name="txpromocnr2000" table:base-cell-address="$Métrés.$A$1" table:expression=""/>
        <table:named-expression table:name="txpromopuc2000" table:base-cell-address="$Métrés.$A$1" table:expression=""/>
        <table:named-expression table:name="txpromorcd2000" table:base-cell-address="$Métrés.$A$1" table:expression=""/>
        <table:named-expression table:name="txpromorcddo2000" table:base-cell-address="$Métrés.$A$1" table:expression=""/>
        <table:named-expression table:name="txpromorcp2000" table:base-cell-address="$Métrés.$A$1" table:expression=""/>
        <table:named-expression table:name="txpromotrc2000" table:base-cell-address="$Métrés.$A$1" table:expression=""/>
        <table:named-expression table:name="type" table:base-cell-address="$Métrés.$A$1" table:expression="[.#REF !3]honorairesext![.$E$3]"/>
        <table:named-expression table:name="VDEURO" table:base-cell-address="$Métrés.$A$1" table:expression="#ref!"/>
        <table:named-expression table:name="VDVARIANTE" table:base-cell-address="$Métrés.$A$1" table:expression="#ref!"/>
        <table:named-expression table:name="VDVARIANTE2" table:base-cell-address="$Métrés.$A$1" table:expression="#ref!"/>
        <table:named-expression table:name="vente" table:base-cell-address="$Métrés.$A$1" table:expression="[.#REF !1]aff.recap!#ref!"/>
        <table:named-expression table:name="ventedet" table:base-cell-address="$Métrés.$A$1" table:expression="#ref!"/>
        <table:named-expression table:name="ventesimple" table:base-cell-address="$Métrés.$A$1" table:expression="#ref!"/>
        <table:named-expression table:name="ventesr" table:base-cell-address="$Métrés.$A$1" table:expression="[.#REF !1]aff.recap!#ref!"/>
        <table:named-expression table:name="VSEURO" table:base-cell-address="$Métrés.$A$1" table:expression="#ref!"/>
        <table:named-expression table:name="VSVARIANTE" table:base-cell-address="$Métrés.$A$1" table:expression="#ref!"/>
        <table:named-expression table:name="VSVARIANTE2" table:base-cell-address="$Métrés.$A$1" table:expression="#ref!"/>
        <table:named-expression table:name="ZONE_SYSMIQUE" table:base-cell-address="$Métrés.$A$1" table:expression="[.#REF !1]aff.hyp![.$C$4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Rounded MT Bold" svg:font-family="'Arial Rounded MT Bold'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currency-style style:name="N121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21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21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21P0"/>
      <style:map style:condition="value()&lt;0" style:apply-style-name="N121P1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text-style style:name="N8100" number:language="fr" number:country="FR">
      <number:text-content/>
    </number:text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tDescriptif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Descriptif_20_2" style:display-name="ArtDescriptif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icle_20_note1" style:display-name="Article note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2" style:display-name="Article note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3" style:display-name="Article note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4" style:display-name="Article note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5" style:display-name="Article note5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LibelleCond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ArtLibelleCond_20_2" style:display-name="ArtLibelleCond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ArtNote1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1_20_2" style:display-name="ArtNote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2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2_20_2" style:display-name="ArtNote2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3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ArtNote3_20_2" style:display-name="ArtNote3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ArtNote4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4_20_2" style:display-name="ArtNote4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5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5_20_2" style:display-name="ArtNote5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Titre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Titre_20_2" style:display-name="ArtTitr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_20_2" style:display-name="C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hap_20_1" style:display-name="Chap 1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1_20_2" style:display-name="Chap 1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2" style:display-name="Chap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2_20_2" style:display-name="Chap 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3" style:display-name="Chap 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3_20_2" style:display-name="Chap 3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Descriptif0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Rounded MT Bold" fo:font-size="10pt" fo:font-style="normal" fo:text-shadow="none" style:text-underline-style="none" fo:font-weight="normal" style:font-size-asian="10pt" style:font-style-asian="normal" style:font-weight-asian="normal" style:font-name-complex="Arial Rounded MT Bold" style:font-size-complex="10pt" style:font-style-complex="normal" style:font-weight-complex="normal"/>
    </style:style>
    <style:style style:name="ChapDescriptif0_20_2" style:display-name="ChapDescriptif0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Rounded MT Bold" fo:font-size="10pt" fo:font-style="normal" fo:text-shadow="none" style:text-underline-style="none" fo:font-weight="normal" style:font-size-asian="10pt" style:font-style-asian="normal" style:font-weight-asian="normal" style:font-name-complex="Arial Rounded MT Bold" style:font-size-complex="10pt" style:font-style-complex="normal" style:font-weight-complex="normal"/>
    </style:style>
    <style:style style:name="ChapDescriptif1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hapDescriptif1_20_2" style:display-name="ChapDescriptif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Descriptif2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hapDescriptif2_20_2" style:display-name="ChapDescriptif2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hapDescriptif3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Descriptif3_20_2" style:display-name="ChapDescriptif3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Descriptif4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Descriptif4_20_2" style:display-name="ChapDescriptif4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0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0_20_2" style:display-name="ChapNote0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1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1_20_2" style:display-name="ChapNote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2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ChapNote2_20_2" style:display-name="ChapNote2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ChapNote3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3_20_2" style:display-name="ChapNote3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4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4_20_2" style:display-name="ChapNote4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0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0_20_2" style:display-name="ChapRecap0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1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1_20_2" style:display-name="ChapRecap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2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2_20_2" style:display-name="ChapRecap2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3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3_20_2" style:display-name="ChapRecap3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4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4_20_2" style:display-name="ChapRecap4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0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0_20_2" style:display-name="ChapTitre0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1" style:family="table-cell" style:parent-style-name="Default" style:data-style-name="N8100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1_20_2" style:display-name="ChapTitre1 2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2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2_20_2" style:display-name="ChapTitre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3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3_20_2" style:display-name="ChapTitre3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4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4_20_2" style:display-name="ChapTitre4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escr_20_Article" style:display-name="Descr Articl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DQLocQuantNonLoc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LocQuantNonLoc_20_2" style:display-name="DQLocQuantNonLoc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LocRefClass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name-complex="Arial Narrow" style:font-size-complex="8pt" style:font-style-complex="normal" style:font-weight-complex="bold"/>
    </style:style>
    <style:style style:name="DQLocRefClass_20_2" style:display-name="DQLocRefClass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name-complex="Arial Narrow" style:font-size-complex="8pt" style:font-style-complex="normal" style:font-weight-complex="bold"/>
    </style:style>
    <style:style style:name="DQLocStruct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LocStruct_20_2" style:display-name="DQLocStruct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Minutes" style:family="table-cell" style:parent-style-name="Default" style:data-style-name="N8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DQMinutes_20_2" style:display-name="DQMinutes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Euro" style:family="table-cell" style:parent-style-name="Default" style:data-style-name="N121"/>
    <style:style style:name="Excel_20_Built-in_20_Note" style:display-name="Excel Built-in Note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35cm solid #b2b2b2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Info_20_Entete" style:display-name="Info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fo_20_Entete_20_2" style:display-name="Info Entet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fo_20_Entete_20_3" style:display-name="Info Entete 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ter_20_Entete" style:display-name="Inter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Inter_20_Entete_20_2" style:display-name="Inter Entete 2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ter_20_Entete_20_3" style:display-name="Inter Entete 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_20_Litteraire" style:display-name="Loc Litterair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c_20_Structuree" style:display-name="Loc Structure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cLit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Lit_20_2" style:display-name="LocLit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RefClass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RefClass_20_2" style:display-name="LocRefClass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ignetRep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ignetRep_20_2" style:display-name="LocSignetRep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trRecap0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Recap0_20_2" style:display-name="LocStrRecap0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Recap1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Recap1_20_2" style:display-name="LocStrRecap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0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0_20_2" style:display-name="LocStrTexte0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1" style:family="table-cell" style:parent-style-name="Default" style:data-style-name="N8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1_20_2" style:display-name="LocStrTexte1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uct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truct_20_2" style:display-name="LocStruct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Titre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cTitre_20_2" style:display-name="LocTitre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t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Lot_20_2" style:display-name="Lot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ot_20_3" style:display-name="Lot 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illiers_20_2" style:display-name="Milliers 2" style:family="table-cell" style:parent-style-name="Default" style:data-style-name="N117"/>
    <style:style style:name="Milliers_20_2_20_3_20_2" style:display-name="Milliers 2 3 2" style:family="table-cell" style:parent-style-name="Default" style:data-style-name="N117"/>
    <style:style style:name="Milliers_20_3" style:display-name="Milliers 3" style:family="table-cell" style:parent-style-name="Default" style:data-style-name="N118"/>
    <style:style style:name="Monétaire_20_10" style:display-name="Monétaire 10" style:family="table-cell" style:parent-style-name="Default" style:data-style-name="N109"/>
    <style:style style:name="Monétaire_20_2" style:display-name="Monétaire 2" style:family="table-cell" style:parent-style-name="Default" style:data-style-name="N113"/>
    <style:style style:name="Monétaire_20_55" style:display-name="Monétaire 55" style:family="table-cell" style:parent-style-name="Default" style:data-style-name="N109"/>
    <style:style style:name="Normal_20_10" style:display-name="Normal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8" style:display-name="Normal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9" style:display-name="Normal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_20_2" style:display-name="Notas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b2b2b2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tas_20_3" style:display-name="Notas 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b2b2b2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Numerotation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Numerotation_20_2" style:display-name="Numerotation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8010"/>
    <style:style style:name="Qte_20_Structuree" style:display-name="Qte Structure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Qte_20_Structuree_20_2" style:display-name="Qte Structure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Structur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Structure_20_Note" style:display-name="Structure Not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itre_20_Article" style:display-name="Titre Articl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itre_20_Article_20_2" style:display-name="Titre Articl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itre_20_Entete" style:display-name="Titre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itre_20_Entete_20_2" style:display-name="Titre Entet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itre_20_Entete_20_3" style:display-name="Titre Entete 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20_Built-in_20_Percent" style:display-name="Excel Built-in Percent" style:family="table-cell" style:parent-style-name="Default" style:data-style-name="N8010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cm" fo:margin-left="1cm" fo:margin-right="0.801cm" style:print-page-order="ttb" style:first-page-number="continue" style:scale-to="99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cm" fo:margin-left="0cm" fo:margin-right="0cm" fo:margin-top="0.347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21/01/2017</text:date>, <text:time>19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t_20_310_20_GROS-OEUVRE" style:display-name="PageStyle_Lot 310 GROS-OEUVRE" style:page-layout-name="Mpm3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  <style:master-page style:name="PageStyle_5f_310_5f_Locaux_20_sociaux" style:display-name="PageStyle_310_Locaux soci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AP" style:display-name="PageStyle_RECA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étrés" style:display-name="PageStyle_Métré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9:27:05.62</dc:date>
    <dc:creator>Audrey PARSONS</dc:creator>
    <meta:generator>OpenOffice/4.1.2$Win32 OpenOffice.org_project/412m3$Build-9782</meta:generator>
    <meta:editing-duration>PT32S</meta:editing-duration>
    <meta:editing-cycles>1</meta:editing-cycles>
    <meta:document-statistic meta:table-count="1" meta:cell-count="113" meta:object-count="0"/>
  </office:meta>
</office:document-meta>
</file>